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9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0" style:family="paragraph" style:parent-style-name="Preformatted_20_Text">
      <style:text-properties fo:color="#000000" fo:font-weight="normal" style:font-weight-asian="normal" style:font-weight-complex="normal"/>
    </style:style>
    <style:style style:name="P11" style:family="paragraph" style:parent-style-name="Preformatted_20_Text">
      <style:text-properties fo:color="#000000" officeooo:paragraph-rsid="00281541"/>
    </style:style>
    <style:style style:name="P12" style:family="paragraph" style:parent-style-name="Preformatted_20_Text">
      <style:text-properties fo:color="#000000" officeooo:paragraph-rsid="00294be8"/>
    </style:style>
    <style:style style:name="P13" style:family="paragraph" style:parent-style-name="Preformatted_20_Text">
      <style:text-properties fo:color="#000000" officeooo:rsid="00294be8" officeooo:paragraph-rsid="002a83d0"/>
    </style:style>
    <style:style style:name="P14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16" style:family="paragraph" style:parent-style-name="Preformatted_20_Text">
      <style:text-properties officeooo:rsid="0016930e" officeooo:paragraph-rsid="0016930e"/>
    </style:style>
    <style:style style:name="P17" style:family="paragraph" style:parent-style-name="Preformatted_20_Text">
      <style:text-properties officeooo:rsid="0019a2a3" officeooo:paragraph-rsid="0019a2a3"/>
    </style:style>
    <style:style style:name="P18" style:family="paragraph" style:parent-style-name="Preformatted_20_Text">
      <style:text-properties fo:color="#0000cd" fo:font-weight="bold" style:font-weight-asian="bold" style:font-weight-complex="bold"/>
    </style:style>
    <style:style style:name="P19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20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21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22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23" style:family="paragraph" style:parent-style-name="Preformatted_20_Text">
      <style:text-properties officeooo:paragraph-rsid="001fc096"/>
    </style:style>
    <style:style style:name="P24" style:family="paragraph" style:parent-style-name="Preformatted_20_Text">
      <style:text-properties officeooo:paragraph-rsid="0019a2a3"/>
    </style:style>
    <style:style style:name="P25" style:family="paragraph" style:parent-style-name="Preformatted_20_Text">
      <style:text-properties officeooo:rsid="002542ea" officeooo:paragraph-rsid="002542ea"/>
    </style:style>
    <style:style style:name="P26" style:family="paragraph" style:parent-style-name="Preformatted_20_Text">
      <style:text-properties officeooo:paragraph-rsid="002542ea"/>
    </style:style>
    <style:style style:name="P27" style:family="paragraph" style:parent-style-name="Preformatted_20_Text">
      <style:text-properties fo:color="#00a933"/>
    </style:style>
    <style:style style:name="P28" style:family="paragraph" style:parent-style-name="Preformatted_20_Text">
      <style:text-properties fo:color="#00a933" officeooo:rsid="00294be8" officeooo:paragraph-rsid="002a83d0"/>
    </style:style>
    <style:style style:name="P29" style:family="paragraph" style:parent-style-name="Preformatted_20_Text">
      <style:text-properties fo:color="#00a933" officeooo:paragraph-rsid="002b2479"/>
    </style:style>
    <style:style style:name="P30" style:family="paragraph" style:parent-style-name="Preformatted_20_Text">
      <style:text-properties fo:color="#00a933" officeooo:paragraph-rsid="002cc2c2"/>
    </style:style>
    <style:style style:name="P31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35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officeooo:paragraph-rsid="002b2479"/>
    </style:style>
    <style:style style:name="P37" style:family="paragraph" style:parent-style-name="Preformatted_20_Text">
      <style:text-properties officeooo:paragraph-rsid="002c5538"/>
    </style:style>
    <style:style style:name="P38" style:family="paragraph" style:parent-style-name="Preformatted_20_Text">
      <style:text-properties officeooo:paragraph-rsid="00312987"/>
    </style:style>
    <style:style style:name="P39" style:family="paragraph" style:parent-style-name="Preformatted_20_Text">
      <style:text-properties fo:background-color="transparent"/>
    </style:style>
    <style:style style:name="P40" style:family="paragraph" style:parent-style-name="Preformatted_20_Text">
      <style:text-properties officeooo:paragraph-rsid="0037015d" fo:background-color="transparent"/>
    </style:style>
    <style:style style:name="P41" style:family="paragraph" style:parent-style-name="Preformatted_20_Text">
      <style:text-properties officeooo:paragraph-rsid="003c29b2"/>
    </style:style>
    <style:style style:name="P42" style:family="paragraph" style:parent-style-name="Preformatted_20_Text">
      <style:text-properties officeooo:paragraph-rsid="0037015d"/>
    </style:style>
    <style:style style:name="P43" style:family="paragraph" style:parent-style-name="Preformatted_20_Text">
      <style:text-properties officeooo:paragraph-rsid="004762bf"/>
    </style:style>
    <style:style style:name="P44" style:family="paragraph" style:parent-style-name="Preformatted_20_Text">
      <style:text-properties officeooo:paragraph-rsid="004a898d"/>
    </style:style>
    <style:style style:name="P45" style:family="paragraph" style:parent-style-name="Preformatted_20_Text">
      <style:text-properties officeooo:paragraph-rsid="00533fd1"/>
    </style:style>
    <style:style style:name="P46" style:family="paragraph" style:parent-style-name="Preformatted_20_Text">
      <style:text-properties officeooo:paragraph-rsid="00562e3a"/>
    </style:style>
    <style:style style:name="P47" style:family="paragraph" style:parent-style-name="Preformatted_20_Text">
      <style:text-properties officeooo:paragraph-rsid="0058e05e"/>
    </style:style>
    <style:style style:name="P48" style:family="paragraph" style:parent-style-name="Preformatted_20_Text">
      <style:text-properties officeooo:paragraph-rsid="005fdf30"/>
    </style:style>
    <style:style style:name="P4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50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5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52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53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55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59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62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6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start" style:justify-single-word="false"/>
      <style:text-properties officeooo:paragraph-rsid="001fc096"/>
    </style:style>
    <style:style style:name="P76" style:family="paragraph" style:parent-style-name="Standard">
      <style:paragraph-properties fo:text-align="start" style:justify-single-word="false"/>
      <style:text-properties officeooo:paragraph-rsid="00211977"/>
    </style:style>
    <style:style style:name="P77" style:family="paragraph" style:parent-style-name="Standard">
      <style:paragraph-properties fo:text-align="start" style:justify-single-word="false"/>
      <style:text-properties officeooo:paragraph-rsid="0039eadd"/>
    </style:style>
    <style:style style:name="P78" style:family="paragraph" style:parent-style-name="Standard">
      <style:paragraph-properties fo:text-align="start" style:justify-single-word="false"/>
      <style:text-properties officeooo:paragraph-rsid="003a5645"/>
    </style:style>
    <style:style style:name="P79" style:family="paragraph" style:parent-style-name="Standard">
      <style:paragraph-properties fo:text-align="start" style:justify-single-word="false"/>
      <style:text-properties officeooo:paragraph-rsid="003f0255"/>
    </style:style>
    <style:style style:name="P80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81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83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85" style:family="paragraph" style:parent-style-name="Preformatted_20_Text">
      <style:text-properties fo:color="#00a933"/>
    </style:style>
    <style:style style:name="P86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7" style:family="paragraph" style:parent-style-name="Preformatted_20_Text">
      <style:text-properties fo:color="#00a933" style:font-name="Liberation Mono" fo:font-size="10pt" fo:background-color="transparent" style:font-size-asian="10pt" style:font-size-complex="10pt"/>
    </style:style>
    <style:style style:name="P88" style:family="paragraph" style:parent-style-name="Preformatted_20_Text">
      <style:text-properties fo:color="#00a933" style:font-name="Liberation Mono" fo:font-size="10pt" officeooo:paragraph-rsid="004762bf" fo:background-color="transparent" style:font-size-asian="10pt" style:font-size-complex="10pt"/>
    </style:style>
    <style:style style:name="P89" style:family="paragraph" style:parent-style-name="Preformatted_20_Text">
      <style:text-properties fo:color="#00a933" officeooo:paragraph-rsid="00771440"/>
    </style:style>
    <style:style style:name="P90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91" style:family="paragraph" style:parent-style-name="Preformatted_20_Text">
      <style:text-properties fo:color="#00a933" officeooo:rsid="005a845e" officeooo:paragraph-rsid="005a845e"/>
    </style:style>
    <style:style style:name="P92" style:family="paragraph" style:parent-style-name="Preformatted_20_Text">
      <style:text-properties fo:color="#0000cd" fo:font-weight="bold" style:font-weight-asian="bold" style:font-weight-complex="bold"/>
    </style:style>
    <style:style style:name="P93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94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95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96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97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98" style:family="paragraph" style:parent-style-name="Preformatted_20_Text">
      <style:text-properties officeooo:paragraph-rsid="0066a86f"/>
    </style:style>
    <style:style style:name="P99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00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101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102" style:family="paragraph" style:parent-style-name="Preformatted_20_Text">
      <style:text-properties fo:color="#000000" officeooo:paragraph-rsid="00808b62"/>
    </style:style>
    <style:style style:name="P103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0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105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106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7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08" style:family="paragraph" style:parent-style-name="Preformatted_20_Text">
      <style:text-properties officeooo:paragraph-rsid="006e17d6"/>
    </style:style>
    <style:style style:name="P109" style:family="paragraph" style:parent-style-name="Preformatted_20_Text">
      <style:text-properties officeooo:paragraph-rsid="006fa105"/>
    </style:style>
    <style:style style:name="P110" style:family="paragraph" style:parent-style-name="Preformatted_20_Text">
      <style:text-properties officeooo:paragraph-rsid="004762bf"/>
    </style:style>
    <style:style style:name="P111" style:family="paragraph" style:parent-style-name="Preformatted_20_Text">
      <style:text-properties officeooo:paragraph-rsid="00771440"/>
    </style:style>
    <style:style style:name="P112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13" style:family="paragraph" style:parent-style-name="Preformatted_20_Text">
      <style:text-properties officeooo:paragraph-rsid="007822ac"/>
    </style:style>
    <style:style style:name="P114" style:family="paragraph" style:parent-style-name="Preformatted_20_Text">
      <style:text-properties officeooo:paragraph-rsid="00798810"/>
    </style:style>
    <style:style style:name="P115" style:family="paragraph" style:parent-style-name="Preformatted_20_Text">
      <style:text-properties officeooo:paragraph-rsid="00804fd0"/>
    </style:style>
    <style:style style:name="P116" style:family="paragraph" style:parent-style-name="Preformatted_20_Text">
      <style:text-properties officeooo:paragraph-rsid="00809cd2"/>
    </style:style>
    <style:style style:name="P117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18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119" style:family="paragraph" style:parent-style-name="Preformatted_20_Text">
      <style:paragraph-properties fo:margin-top="0in" fo:margin-bottom="0in" loext:contextual-spacing="false"/>
    </style:style>
    <style:style style:name="P120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21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style:line-height-at-least="0.198in"/>
      <style:text-properties officeooo:paragraph-rsid="0078239f"/>
    </style:style>
    <style:style style:name="P125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26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2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2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0db45" style:font-weight-asian="bold" style:font-weight-complex="bold"/>
    </style:style>
    <style:style style:name="T7" style:family="text">
      <style:text-properties fo:color="#0000cd"/>
    </style:style>
    <style:style style:name="T8" style:family="text">
      <style:text-properties fo:color="#0000cd" fo:font-weight="bold" style:font-weight-asian="bold" style:font-weight-complex="bold"/>
    </style:style>
    <style:style style:name="T9" style:family="text">
      <style:text-properties fo:color="#0000cd" fo:font-weight="bold" officeooo:rsid="000fd27a" style:font-weight-asian="bold" style:font-weight-complex="bold"/>
    </style:style>
    <style:style style:name="T10" style:family="text">
      <style:text-properties fo:color="#0000cd" fo:font-weight="bold" officeooo:rsid="000e396a" style:font-weight-asian="bold" style:font-weight-complex="bold"/>
    </style:style>
    <style:style style:name="T11" style:family="text">
      <style:text-properties fo:color="#0000cd" fo:font-weight="bold" officeooo:rsid="00108b38" style:font-weight-asian="bold" style:font-weight-complex="bold"/>
    </style:style>
    <style:style style:name="T12" style:family="text">
      <style:text-properties fo:color="#0000cd" fo:font-weight="bold" officeooo:rsid="0011f726" style:font-weight-asian="bold" style:font-weight-complex="bold"/>
    </style:style>
    <style:style style:name="T13" style:family="text">
      <style:text-properties fo:color="#0000cd" fo:font-weight="bold" officeooo:rsid="0011fb9d" style:font-weight-asian="bold" style:font-weight-complex="bold"/>
    </style:style>
    <style:style style:name="T14" style:family="text">
      <style:text-properties fo:color="#0000cd" fo:font-weight="bold" officeooo:rsid="0013e258" style:font-weight-asian="bold" style:font-weight-complex="bold"/>
    </style:style>
    <style:style style:name="T15" style:family="text">
      <style:text-properties fo:color="#0000cd" fo:font-weight="bold" officeooo:rsid="0014248a" style:font-weight-asian="bold" style:font-weight-complex="bold"/>
    </style:style>
    <style:style style:name="T16" style:family="text">
      <style:text-properties fo:color="#0000cd" fo:font-weight="bold" officeooo:rsid="0015dbd2" style:font-weight-asian="bold" style:font-weight-complex="bold"/>
    </style:style>
    <style:style style:name="T17" style:family="text">
      <style:text-properties fo:color="#0000cd" fo:font-weight="bold" officeooo:rsid="000f5d9e" style:font-weight-asian="bold" style:font-weight-complex="bold"/>
    </style:style>
    <style:style style:name="T18" style:family="text">
      <style:text-properties fo:color="#0000cd" fo:font-weight="bold" officeooo:rsid="0031d8af" style:font-weight-asian="bold" style:font-weight-complex="bold"/>
    </style:style>
    <style:style style:name="T19" style:family="text">
      <style:text-properties fo:color="#0000cd" fo:font-weight="bold" officeooo:rsid="0016930e" style:font-weight-asian="bold" style:font-weight-complex="bold"/>
    </style:style>
    <style:style style:name="T20" style:family="text">
      <style:text-properties fo:color="#0000cd" fo:font-weight="bold" officeooo:rsid="003610d6" style:font-weight-asian="bold" style:font-weight-complex="bold"/>
    </style:style>
    <style:style style:name="T21" style:family="text">
      <style:text-properties fo:color="#0000cd" fo:font-weight="bold" officeooo:rsid="0018503b" style:font-weight-asian="bold" style:font-weight-complex="bold"/>
    </style:style>
    <style:style style:name="T22" style:family="text">
      <style:text-properties fo:color="#0000cd" fo:font-weight="bold" officeooo:rsid="001a3cf0" style:font-weight-asian="bold" style:font-weight-complex="bold"/>
    </style:style>
    <style:style style:name="T23" style:family="text">
      <style:text-properties fo:color="#0000cd" fo:font-weight="bold" officeooo:rsid="001fc096" style:font-weight-asian="bold" style:font-weight-complex="bold"/>
    </style:style>
    <style:style style:name="T24" style:family="text">
      <style:text-properties fo:color="#0000cd" fo:font-weight="bold" officeooo:rsid="00226f2b" style:font-weight-asian="bold" style:font-weight-complex="bold"/>
    </style:style>
    <style:style style:name="T25" style:family="text">
      <style:text-properties fo:color="#0000cd" fo:font-weight="bold" officeooo:rsid="002542ea" style:font-weight-asian="bold" style:font-weight-complex="bold"/>
    </style:style>
    <style:style style:name="T26" style:family="text">
      <style:text-properties fo:color="#0000cd" fo:font-weight="bold" officeooo:rsid="00272843" style:font-weight-asian="bold" style:font-weight-complex="bold"/>
    </style:style>
    <style:style style:name="T27" style:family="text">
      <style:text-properties fo:color="#0000cd" fo:font-weight="bold" officeooo:rsid="00312987" style:font-weight-asian="bold" style:font-weight-complex="bold"/>
    </style:style>
    <style:style style:name="T28" style:family="text">
      <style:text-properties fo:color="#0000cd" fo:font-weight="bold" officeooo:rsid="00350715" style:font-weight-asian="bold" style:font-weight-complex="bold"/>
    </style:style>
    <style:style style:name="T29" style:family="text">
      <style:text-properties fo:color="#0000cd" fo:font-weight="bold" officeooo:rsid="0037015d" style:font-weight-asian="bold" style:font-weight-complex="bold"/>
    </style:style>
    <style:style style:name="T30" style:family="text">
      <style:text-properties fo:color="#0000cd" fo:font-weight="bold" officeooo:rsid="0037ce57" style:font-weight-asian="bold" style:font-weight-complex="bold"/>
    </style:style>
    <style:style style:name="T31" style:family="text">
      <style:text-properties fo:color="#0000cd" fo:font-weight="bold" officeooo:rsid="003c29b2" style:font-weight-asian="bold" style:font-weight-complex="bold"/>
    </style:style>
    <style:style style:name="T32" style:family="text">
      <style:text-properties fo:color="#0000cd" fo:font-weight="bold" officeooo:rsid="003e68df" style:font-weight-asian="bold" style:font-weight-complex="bold"/>
    </style:style>
    <style:style style:name="T33" style:family="text">
      <style:text-properties fo:color="#0000cd" fo:font-weight="bold" officeooo:rsid="00417cc6" style:font-weight-asian="bold" style:font-weight-complex="bold"/>
    </style:style>
    <style:style style:name="T34" style:family="text">
      <style:text-properties fo:color="#0000cd" fo:font-weight="bold" officeooo:rsid="004762bf" style:font-weight-asian="bold" style:font-weight-complex="bold"/>
    </style:style>
    <style:style style:name="T35" style:family="text">
      <style:text-properties fo:color="#0000cd" fo:font-weight="bold" officeooo:rsid="004cdc3c" style:font-weight-asian="bold" style:font-weight-complex="bold"/>
    </style:style>
    <style:style style:name="T36" style:family="text">
      <style:text-properties fo:color="#0000cd" fo:font-weight="bold" officeooo:rsid="0050a8fe" style:font-weight-asian="bold" style:font-weight-complex="bold"/>
    </style:style>
    <style:style style:name="T37" style:family="text">
      <style:text-properties fo:color="#0000cd" fo:font-weight="bold" officeooo:rsid="00521871" style:font-weight-asian="bold" style:font-weight-complex="bold"/>
    </style:style>
    <style:style style:name="T38" style:family="text">
      <style:text-properties fo:color="#0000cd" fo:font-weight="bold" officeooo:rsid="0057b4fc" style:font-weight-asian="bold" style:font-weight-complex="bold"/>
    </style:style>
    <style:style style:name="T39" style:family="text">
      <style:text-properties fo:color="#0000cd" fo:font-weight="bold" officeooo:rsid="0064584c" style:font-weight-asian="bold" style:font-weight-complex="bold"/>
    </style:style>
    <style:style style:name="T40" style:family="text">
      <style:text-properties fo:color="#0000cd" fo:font-weight="bold" officeooo:rsid="00655b03" style:font-weight-asian="bold" style:font-weight-complex="bold"/>
    </style:style>
    <style:style style:name="T41" style:family="text">
      <style:text-properties fo:color="#0000cd" fo:font-weight="bold" officeooo:rsid="0066a86f" style:font-weight-asian="bold" style:font-weight-complex="bold"/>
    </style:style>
    <style:style style:name="T42" style:family="text">
      <style:text-properties fo:color="#0000cd" fo:font-weight="bold" officeooo:rsid="006d74d4" style:font-weight-asian="bold" style:font-weight-complex="bold"/>
    </style:style>
    <style:style style:name="T43" style:family="text">
      <style:text-properties fo:color="#0000cd" fo:font-weight="bold" officeooo:rsid="006e17d6" style:font-weight-asian="bold" style:font-weight-complex="bold"/>
    </style:style>
    <style:style style:name="T44" style:family="text">
      <style:text-properties fo:color="#0000cd" fo:font-weight="bold" officeooo:rsid="007104c0" style:font-weight-asian="bold" style:font-weight-complex="bold"/>
    </style:style>
    <style:style style:name="T45" style:family="text">
      <style:text-properties fo:color="#0000cd" fo:font-weight="bold" officeooo:rsid="00760242" style:font-weight-asian="bold" style:font-weight-complex="bold"/>
    </style:style>
    <style:style style:name="T46" style:family="text">
      <style:text-properties fo:color="#0000cd" fo:font-weight="bold" officeooo:rsid="00771440" style:font-weight-asian="bold" style:font-weight-complex="bold"/>
    </style:style>
    <style:style style:name="T47" style:family="text">
      <style:text-properties fo:color="#0000cd" fo:font-weight="bold" officeooo:rsid="0080db45" style:font-weight-asian="bold" style:font-weight-complex="bold"/>
    </style:style>
    <style:style style:name="T48" style:family="text">
      <style:text-properties fo:color="#0000cd" fo:font-weight="bold" officeooo:rsid="00811144" style:font-weight-asian="bold" style:font-weight-complex="bold"/>
    </style:style>
    <style:style style:name="T49" style:family="text">
      <style:text-properties fo:color="#0000cd" fo:font-weight="bold" fo:background-color="transparent" loext:char-shading-value="0" style:font-weight-asian="bold" style:font-weight-complex="bold"/>
    </style:style>
    <style:style style:name="T50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51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52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53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54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55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56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57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58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59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60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61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62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64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65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66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68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69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70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71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72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77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78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1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96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97" style:family="text">
      <style:text-properties fo:color="#0000cd"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98" style:family="text">
      <style:text-properties fo:color="#0000cd" style:font-name="Liberation Mono" fo:font-size="10pt" officeooo:rsid="00c7f066" style:font-size-asian="10pt" style:font-size-complex="10pt"/>
    </style:style>
    <style:style style:name="T99" style:family="text">
      <style:text-properties fo:color="#0000cd" officeooo:rsid="00226f2b"/>
    </style:style>
    <style:style style:name="T100" style:family="text">
      <style:text-properties fo:color="#0000cd" style:font-weight-asian="bold" style:font-weight-complex="bold"/>
    </style:style>
    <style:style style:name="T101" style:family="text">
      <style:text-properties fo:color="#0000cd" officeooo:rsid="003f0255" style:font-weight-asian="bold" style:font-weight-complex="bold"/>
    </style:style>
    <style:style style:name="T102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03" style:family="text">
      <style:text-properties fo:color="#0000cd" officeooo:rsid="00826d59"/>
    </style:style>
    <style:style style:name="T104" style:family="text">
      <style:text-properties fo:color="#0000cd" officeooo:rsid="008315fe"/>
    </style:style>
    <style:style style:name="T105" style:family="text">
      <style:text-properties fo:color="#0000cd" officeooo:rsid="00840382"/>
    </style:style>
    <style:style style:name="T106" style:family="text">
      <style:text-properties officeooo:rsid="00108b38"/>
    </style:style>
    <style:style style:name="T107" style:family="text">
      <style:text-properties officeooo:rsid="0011fb9d"/>
    </style:style>
    <style:style style:name="T108" style:family="text">
      <style:text-properties fo:color="#00a933"/>
    </style:style>
    <style:style style:name="T109" style:family="text">
      <style:text-properties fo:color="#00a933" fo:font-weight="bold" style:font-weight-asian="bold" style:font-weight-complex="bold"/>
    </style:style>
    <style:style style:name="T110" style:family="text">
      <style:text-properties fo:color="#00a933" fo:font-weight="normal"/>
    </style:style>
    <style:style style:name="T111" style:family="text">
      <style:text-properties fo:color="#00a933" fo:font-weight="normal" style:font-weight-asian="normal" style:font-weight-complex="normal"/>
    </style:style>
    <style:style style:name="T112" style:family="text">
      <style:text-properties fo:color="#00a933" fo:font-weight="normal" officeooo:rsid="001a3cf0" style:font-weight-asian="normal" style:font-weight-complex="normal"/>
    </style:style>
    <style:style style:name="T113" style:family="text">
      <style:text-properties fo:color="#00a933" fo:font-weight="normal" officeooo:rsid="0011fb9d" style:font-weight-asian="normal" style:font-weight-complex="normal"/>
    </style:style>
    <style:style style:name="T114" style:family="text">
      <style:text-properties fo:color="#00a933" fo:font-weight="normal" officeooo:rsid="000e396a" style:font-weight-asian="normal" style:font-weight-complex="normal"/>
    </style:style>
    <style:style style:name="T115" style:family="text">
      <style:text-properties fo:color="#00a933" fo:font-weight="normal" officeooo:rsid="0013e258" style:font-weight-asian="normal" style:font-weight-complex="normal"/>
    </style:style>
    <style:style style:name="T116" style:family="text">
      <style:text-properties fo:color="#00a933" fo:font-weight="normal" officeooo:rsid="0037015d" style:font-weight-asian="normal" style:font-weight-complex="normal"/>
    </style:style>
    <style:style style:name="T117" style:family="text">
      <style:text-properties fo:color="#00a933" fo:font-weight="normal" officeooo:rsid="004d38ad" style:font-weight-asian="normal" style:font-weight-complex="normal"/>
    </style:style>
    <style:style style:name="T118" style:family="text">
      <style:text-properties fo:color="#00a933" fo:font-weight="normal" officeooo:rsid="00312987" style:font-weight-asian="normal" style:font-weight-complex="normal"/>
    </style:style>
    <style:style style:name="T119" style:family="text">
      <style:text-properties fo:color="#00a933" fo:font-weight="normal" officeooo:rsid="005a36ed" style:font-weight-asian="normal" style:font-weight-complex="normal"/>
    </style:style>
    <style:style style:name="T120" style:family="text">
      <style:text-properties fo:color="#00a933" fo:font-weight="normal" officeooo:rsid="0064584c" style:font-weight-asian="normal" style:font-weight-complex="normal"/>
    </style:style>
    <style:style style:name="T121" style:family="text">
      <style:text-properties fo:color="#00a933" fo:font-weight="normal" officeooo:rsid="006740d5" style:font-weight-asian="normal" style:font-weight-complex="normal"/>
    </style:style>
    <style:style style:name="T122" style:family="text">
      <style:text-properties fo:color="#00a933" fo:font-weight="normal" officeooo:rsid="006fa105" style:font-weight-asian="normal" style:font-weight-complex="normal"/>
    </style:style>
    <style:style style:name="T123" style:family="text">
      <style:text-properties fo:color="#00a933" fo:font-weight="normal" officeooo:rsid="007822ac" style:font-weight-asian="normal" style:font-weight-complex="normal"/>
    </style:style>
    <style:style style:name="T124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25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26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27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28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29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30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31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32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33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34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35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36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37" style:family="text">
      <style:text-properties fo:color="#00a933" style:font-name="Liberation Mono" fo:font-size="10pt" style:font-size-asian="10pt" style:font-size-complex="10pt"/>
    </style:style>
    <style:style style:name="T138" style:family="text">
      <style:text-properties fo:color="#00a933" style:font-name="Liberation Mono" fo:font-size="10pt" officeooo:rsid="004762bf" style:font-size-asian="10pt" style:font-size-complex="10pt"/>
    </style:style>
    <style:style style:name="T139" style:family="text">
      <style:text-properties fo:color="#00a933" style:font-name="Liberation Mono" fo:font-size="10pt" officeooo:rsid="0097e6d5" style:font-size-asian="10pt" style:font-size-complex="10pt"/>
    </style:style>
    <style:style style:name="T140" style:family="text">
      <style:text-properties fo:color="#00a933" style:font-name="Liberation Mono" fo:font-size="10pt" officeooo:rsid="00d10d9e" style:font-size-asian="10pt" style:font-size-complex="10pt"/>
    </style:style>
    <style:style style:name="T141" style:family="text">
      <style:text-properties fo:color="#00a933" officeooo:rsid="00350715"/>
    </style:style>
    <style:style style:name="T142" style:family="text">
      <style:text-properties fo:color="#00a933" officeooo:rsid="0066a86f"/>
    </style:style>
    <style:style style:name="T143" style:family="text">
      <style:text-properties fo:color="#00a933" fo:background-color="transparent" loext:char-shading-value="0"/>
    </style:style>
    <style:style style:name="T144" style:family="text">
      <style:text-properties fo:color="#00a933" style:font-name="Liberation Mono" fo:font-size="10pt" style:font-size-asian="10pt" style:font-size-complex="10pt"/>
    </style:style>
    <style:style style:name="T145" style:family="text">
      <style:text-properties officeooo:rsid="0013e258"/>
    </style:style>
    <style:style style:name="T146" style:family="text">
      <style:text-properties officeooo:rsid="0014248a"/>
    </style:style>
    <style:style style:name="T147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48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49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50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51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52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53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54" style:family="text">
      <style:text-properties style:font-name="Liberation Mono" fo:font-size="10pt" style:font-size-asian="10pt" style:font-size-complex="10pt"/>
    </style:style>
    <style:style style:name="T155" style:family="text">
      <style:text-properties style:font-name="Liberation Mono" fo:font-size="10pt" officeooo:rsid="00441a36" style:font-size-asian="10pt" style:font-size-complex="10pt"/>
    </style:style>
    <style:style style:name="T156" style:family="text">
      <style:text-properties style:font-name="Liberation Mono" fo:font-size="10pt" officeooo:rsid="00a77a78" style:font-size-asian="10pt" style:font-size-complex="10pt"/>
    </style:style>
    <style:style style:name="T157" style:family="text">
      <style:text-properties style:font-name="Liberation Mono" fo:font-size="10pt" officeooo:rsid="004762bf" style:font-size-asian="10pt" style:font-size-complex="10pt"/>
    </style:style>
    <style:style style:name="T158" style:family="text">
      <style:text-properties style:font-name="Liberation Mono" fo:font-size="10pt" officeooo:rsid="0097e6d5" style:font-size-asian="10pt" style:font-size-complex="10pt"/>
    </style:style>
    <style:style style:name="T159" style:family="text">
      <style:text-properties style:font-name="Liberation Mono" fo:font-size="10pt" officeooo:rsid="00804fd0" style:font-size-asian="10pt" style:font-size-complex="10pt"/>
    </style:style>
    <style:style style:name="T160" style:family="text">
      <style:text-properties style:font-name="Liberation Mono" fo:font-size="10pt" officeooo:rsid="006129dd" style:font-size-asian="10pt" style:font-size-complex="10pt"/>
    </style:style>
    <style:style style:name="T161" style:family="text">
      <style:text-properties style:font-name="Liberation Mono" fo:font-size="10pt" officeooo:rsid="00808b62" style:font-size-asian="10pt" style:font-size-complex="10pt"/>
    </style:style>
    <style:style style:name="T162" style:family="text">
      <style:text-properties style:font-name="Liberation Mono" fo:font-size="10pt" officeooo:rsid="00a83804" style:font-size-asian="10pt" style:font-size-complex="10pt"/>
    </style:style>
    <style:style style:name="T163" style:family="text">
      <style:text-properties style:font-name="Liberation Mono" fo:font-size="10pt" officeooo:rsid="00809c11" style:font-size-asian="10pt" style:font-size-complex="10pt"/>
    </style:style>
    <style:style style:name="T164" style:family="text">
      <style:text-properties style:font-name="Liberation Mono" fo:font-size="10pt" officeooo:rsid="0098e975" style:font-size-asian="10pt" style:font-size-complex="10pt"/>
    </style:style>
    <style:style style:name="T165" style:family="text">
      <style:text-properties style:font-name="Liberation Mono" fo:font-size="10pt" officeooo:rsid="00c7f066" style:font-size-asian="10pt" style:font-size-complex="10pt"/>
    </style:style>
    <style:style style:name="T166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67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68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69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70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71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72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73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74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75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176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177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78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79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180" style:family="text">
      <style:text-properties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81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82" style:family="text">
      <style:text-properties style:font-name="Liberation Mono" officeooo:rsid="003e68df" fo:background-color="transparent" loext:char-shading-value="0"/>
    </style:style>
    <style:style style:name="T183" style:family="text">
      <style:text-properties style:font-name="Liberation Mono" officeooo:rsid="0057b4fc" fo:background-color="transparent" loext:char-shading-value="0"/>
    </style:style>
    <style:style style:name="T184" style:family="text">
      <style:text-properties officeooo:rsid="0015dbd2"/>
    </style:style>
    <style:style style:name="T185" style:family="text">
      <style:text-properties fo:color="#800080" style:font-name="Liberation Mono" fo:font-size="10pt" officeooo:rsid="00441a36" style:font-size-asian="10pt" style:font-size-complex="10pt"/>
    </style:style>
    <style:style style:name="T186" style:family="text">
      <style:text-properties fo:color="#800080" style:font-name="Liberation Mono" fo:font-size="10pt" officeooo:rsid="00c7f066" style:font-size-asian="10pt" style:font-size-complex="10pt"/>
    </style:style>
    <style:style style:name="T187" style:family="text">
      <style:text-properties fo:color="#800080" style:font-name="Liberation Mono" fo:font-size="10pt" officeooo:rsid="00d10d9e" style:font-size-asian="10pt" style:font-size-complex="10pt"/>
    </style:style>
    <style:style style:name="T188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89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90" style:family="text">
      <style:text-properties fo:color="#800080"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191" style:family="text">
      <style:text-properties fo:color="#800080"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192" style:family="text">
      <style:text-properties fo:color="#80008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93" style:family="text">
      <style:text-properties fo:color="#800080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94" style:family="text">
      <style:text-properties fo:color="#800080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95" style:family="text">
      <style:text-properties officeooo:rsid="0031d8af"/>
    </style:style>
    <style:style style:name="T196" style:family="text">
      <style:text-properties fo:color="#ff0000" officeooo:rsid="01322a9b"/>
    </style:style>
    <style:style style:name="T197" style:family="text">
      <style:text-properties fo:color="#ff0000" fo:font-weight="bold" style:font-weight-asian="bold" style:font-weight-complex="bold"/>
    </style:style>
    <style:style style:name="T198" style:family="text">
      <style:text-properties fo:font-weight="normal" style:font-weight-asian="normal" style:font-weight-complex="normal"/>
    </style:style>
    <style:style style:name="T199" style:family="text">
      <style:text-properties fo:font-weight="normal" officeooo:rsid="000e396a" style:font-weight-asian="normal" style:font-weight-complex="normal"/>
    </style:style>
    <style:style style:name="T200" style:family="text">
      <style:text-properties fo:font-weight="normal" officeooo:rsid="003a5645" style:font-weight-asian="normal" style:font-weight-complex="normal"/>
    </style:style>
    <style:style style:name="T201" style:family="text">
      <style:text-properties fo:font-weight="normal" officeooo:rsid="003f0255" style:font-weight-asian="normal" style:font-weight-complex="normal"/>
    </style:style>
    <style:style style:name="T202" style:family="text">
      <style:text-properties fo:font-weight="normal" officeooo:rsid="004e98d7" style:font-weight-asian="normal" style:font-weight-complex="normal"/>
    </style:style>
    <style:style style:name="T203" style:family="text">
      <style:text-properties fo:font-weight="normal" officeooo:rsid="0050a8fe" style:font-weight-asian="normal" style:font-weight-complex="normal"/>
    </style:style>
    <style:style style:name="T204" style:family="text">
      <style:text-properties fo:font-weight="normal" officeooo:rsid="007104c0" style:font-weight-asian="normal" style:font-weight-complex="normal"/>
    </style:style>
    <style:style style:name="T205" style:family="text">
      <style:text-properties fo:font-weight="normal" officeooo:rsid="0075fcb6" style:font-weight-asian="normal" style:font-weight-complex="normal"/>
    </style:style>
    <style:style style:name="T206" style:family="text">
      <style:text-properties fo:font-weight="normal" officeooo:rsid="00760242" style:font-weight-asian="normal" style:font-weight-complex="normal"/>
    </style:style>
    <style:style style:name="T207" style:family="text">
      <style:text-properties fo:font-weight="normal" officeooo:rsid="007822ac" style:font-weight-asian="normal" style:font-weight-complex="normal"/>
    </style:style>
    <style:style style:name="T208" style:family="text">
      <style:text-properties fo:font-weight="normal" officeooo:rsid="008315fe" style:font-weight-asian="normal" style:font-weight-complex="normal"/>
    </style:style>
    <style:style style:name="T209" style:family="text">
      <style:text-properties fo:font-weight="normal" officeooo:rsid="00840382" style:font-weight-asian="normal" style:font-weight-complex="normal"/>
    </style:style>
    <style:style style:name="T210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211" style:family="text">
      <style:text-properties fo:color="#000000"/>
    </style:style>
    <style:style style:name="T212" style:family="text">
      <style:text-properties fo:color="#000000" fo:font-weight="normal" style:font-weight-asian="normal" style:font-weight-complex="normal"/>
    </style:style>
    <style:style style:name="T213" style:family="text">
      <style:text-properties fo:color="#000000" fo:font-weight="normal" officeooo:rsid="001fc096" style:font-weight-asian="normal" style:font-weight-complex="normal"/>
    </style:style>
    <style:style style:name="T214" style:family="text">
      <style:text-properties fo:color="#000000" fo:font-weight="normal" officeooo:rsid="00226f2b" style:font-weight-asian="normal" style:font-weight-complex="normal"/>
    </style:style>
    <style:style style:name="T215" style:family="text">
      <style:text-properties fo:color="#000000" fo:font-weight="normal" officeooo:rsid="002444bc" style:font-weight-asian="normal" style:font-weight-complex="normal"/>
    </style:style>
    <style:style style:name="T216" style:family="text">
      <style:text-properties fo:color="#000000" fo:font-weight="normal" officeooo:rsid="0037015d" style:font-weight-asian="normal" style:font-weight-complex="normal"/>
    </style:style>
    <style:style style:name="T217" style:family="text">
      <style:text-properties fo:color="#000000" fo:font-weight="normal" officeooo:rsid="00417cc6" style:font-weight-asian="normal" style:font-weight-complex="normal"/>
    </style:style>
    <style:style style:name="T218" style:family="text">
      <style:text-properties fo:color="#000000" fo:font-weight="normal" officeooo:rsid="004d38ad" style:font-weight-asian="normal" style:font-weight-complex="normal"/>
    </style:style>
    <style:style style:name="T219" style:family="text">
      <style:text-properties fo:color="#000000" fo:font-weight="normal" officeooo:rsid="00500a7a" style:font-weight-asian="normal" style:font-weight-complex="normal"/>
    </style:style>
    <style:style style:name="T220" style:family="text">
      <style:text-properties fo:color="#000000" fo:font-weight="normal" officeooo:rsid="00312987" style:font-weight-asian="normal" style:font-weight-complex="normal"/>
    </style:style>
    <style:style style:name="T221" style:family="text">
      <style:text-properties fo:color="#000000" fo:font-weight="normal" officeooo:rsid="0057fa42" style:font-weight-asian="normal" style:font-weight-complex="normal"/>
    </style:style>
    <style:style style:name="T222" style:family="text">
      <style:text-properties fo:color="#000000" fo:font-weight="normal" officeooo:rsid="006129dd" style:font-weight-asian="normal" style:font-weight-complex="normal"/>
    </style:style>
    <style:style style:name="T223" style:family="text">
      <style:text-properties fo:color="#000000" fo:font-weight="normal" officeooo:rsid="0064584c" style:font-weight-asian="normal" style:font-weight-complex="normal"/>
    </style:style>
    <style:style style:name="T224" style:family="text">
      <style:text-properties fo:color="#000000" fo:font-weight="normal" officeooo:rsid="00655b03" style:font-weight-asian="normal" style:font-weight-complex="normal"/>
    </style:style>
    <style:style style:name="T225" style:family="text">
      <style:text-properties fo:color="#000000" fo:font-weight="normal" officeooo:rsid="006740d5" style:font-weight-asian="normal" style:font-weight-complex="normal"/>
    </style:style>
    <style:style style:name="T226" style:family="text">
      <style:text-properties fo:color="#000000" fo:font-weight="normal" officeooo:rsid="006973e8" style:font-weight-asian="normal" style:font-weight-complex="normal"/>
    </style:style>
    <style:style style:name="T227" style:family="text">
      <style:text-properties fo:color="#000000" fo:font-weight="normal" officeooo:rsid="006af3d6" style:font-weight-asian="normal" style:font-weight-complex="normal"/>
    </style:style>
    <style:style style:name="T228" style:family="text">
      <style:text-properties fo:color="#000000" fo:font-weight="normal" officeooo:rsid="006b9f05" style:font-weight-asian="normal" style:font-weight-complex="normal"/>
    </style:style>
    <style:style style:name="T229" style:family="text">
      <style:text-properties fo:color="#000000" fo:font-weight="normal" officeooo:rsid="006e17d6" style:font-weight-asian="normal" style:font-weight-complex="normal"/>
    </style:style>
    <style:style style:name="T230" style:family="text">
      <style:text-properties fo:color="#000000" fo:font-weight="normal" officeooo:rsid="007104c0" style:font-weight-asian="normal" style:font-weight-complex="normal"/>
    </style:style>
    <style:style style:name="T231" style:family="text">
      <style:text-properties fo:color="#000000" fo:font-weight="normal" officeooo:rsid="006d74d4" style:font-weight-asian="normal" style:font-weight-complex="normal"/>
    </style:style>
    <style:style style:name="T232" style:family="text">
      <style:text-properties fo:color="#000000" fo:font-weight="normal" officeooo:rsid="0075fcb6" style:font-weight-asian="normal" style:font-weight-complex="normal"/>
    </style:style>
    <style:style style:name="T233" style:family="text">
      <style:text-properties fo:color="#000000" fo:font-weight="normal" officeooo:rsid="00760242" style:font-weight-asian="normal" style:font-weight-complex="normal"/>
    </style:style>
    <style:style style:name="T234" style:family="text">
      <style:text-properties fo:color="#000000" fo:font-weight="normal" officeooo:rsid="00776207" style:font-weight-asian="normal" style:font-weight-complex="normal"/>
    </style:style>
    <style:style style:name="T235" style:family="text">
      <style:text-properties fo:color="#000000" fo:font-weight="normal" officeooo:rsid="007cb412" style:font-weight-asian="normal" style:font-weight-complex="normal"/>
    </style:style>
    <style:style style:name="T236" style:family="text">
      <style:text-properties fo:color="#000000" fo:font-weight="normal" officeooo:rsid="00b3093f" style:font-weight-asian="normal" style:font-weight-complex="normal"/>
    </style:style>
    <style:style style:name="T237" style:family="text">
      <style:text-properties fo:color="#000000" fo:font-weight="normal" officeooo:rsid="00809cd2" style:font-weight-asian="normal" style:font-weight-complex="normal"/>
    </style:style>
    <style:style style:name="T238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239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240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241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242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243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244" style:family="text">
      <style:text-properties fo:color="#000000" fo:font-weight="normal" officeooo:rsid="0078239f" fo:background-color="transparent" loext:char-shading-value="0"/>
    </style:style>
    <style:style style:name="T245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246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247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248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249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250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251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252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253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254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255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56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257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258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259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260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1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2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63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264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266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267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268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69" style:family="text">
      <style:text-properties fo:color="#000000" style:font-name="Liberation Mono" fo:font-size="10pt" officeooo:rsid="00441a36" style:font-size-asian="10pt" style:font-size-complex="10pt"/>
    </style:style>
    <style:style style:name="T270" style:family="text">
      <style:text-properties fo:color="#000000" style:font-name="Liberation Mono" fo:font-size="10pt" officeooo:rsid="001fc096" style:font-size-asian="10pt" style:font-size-complex="10pt"/>
    </style:style>
    <style:style style:name="T271" style:family="text">
      <style:text-properties fo:color="#000000" style:font-name="Liberation Mono" fo:font-size="10pt" officeooo:rsid="013c4ccc" style:font-size-asian="10pt" style:font-size-complex="10pt"/>
    </style:style>
    <style:style style:name="T272" style:family="text">
      <style:text-properties fo:color="#000000" style:font-name="Liberation Mono" fo:font-size="10pt" officeooo:rsid="004762bf" style:font-size-asian="10pt" style:font-size-complex="10pt"/>
    </style:style>
    <style:style style:name="T273" style:family="text">
      <style:text-properties fo:color="#000000" style:font-name="Liberation Mono" fo:font-size="10pt" officeooo:rsid="0097e6d5" style:font-size-asian="10pt" style:font-size-complex="10pt"/>
    </style:style>
    <style:style style:name="T274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75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276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277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278" style:family="text">
      <style:text-properties fo:color="#000000" fo:font-weight="bold" style:font-weight-asian="bold" style:font-weight-complex="bold"/>
    </style:style>
    <style:style style:name="T279" style:family="text">
      <style:text-properties fo:color="#000000" fo:font-weight="bold" officeooo:rsid="006fa105" style:font-weight-asian="bold" style:font-weight-complex="bold"/>
    </style:style>
    <style:style style:name="T280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281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282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283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284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285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286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287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288" style:family="text">
      <style:text-properties officeooo:rsid="003610d6"/>
    </style:style>
    <style:style style:name="T289" style:family="text">
      <style:text-properties officeooo:rsid="0018503b"/>
    </style:style>
    <style:style style:name="T290" style:family="text">
      <style:text-properties officeooo:rsid="001a3cf0"/>
    </style:style>
    <style:style style:name="T291" style:family="text">
      <style:text-properties officeooo:rsid="001de34a"/>
    </style:style>
    <style:style style:name="T292" style:family="text">
      <style:text-properties officeooo:rsid="001fc096"/>
    </style:style>
    <style:style style:name="T293" style:family="text">
      <style:text-properties officeooo:rsid="005bab04"/>
    </style:style>
    <style:style style:name="T294" style:family="text">
      <style:text-properties fo:background-color="transparent" loext:char-shading-value="0"/>
    </style:style>
    <style:style style:name="T295" style:family="text">
      <style:text-properties officeooo:rsid="00809cd2" fo:background-color="transparent" loext:char-shading-value="0"/>
    </style:style>
    <style:style style:name="T296" style:family="text">
      <style:text-properties officeooo:rsid="00b3093f" fo:background-color="transparent" loext:char-shading-value="0"/>
    </style:style>
    <style:style style:name="T297" style:family="text">
      <style:text-properties officeooo:rsid="00d18a81" fo:background-color="transparent" loext:char-shading-value="0"/>
    </style:style>
    <style:style style:name="T298" style:family="text">
      <style:text-properties officeooo:rsid="002542ea"/>
    </style:style>
    <style:style style:name="T299" style:family="text">
      <style:text-properties officeooo:rsid="00272843"/>
    </style:style>
    <style:style style:name="T300" style:family="text">
      <style:text-properties officeooo:rsid="00312987"/>
    </style:style>
    <style:style style:name="T301" style:family="text">
      <style:text-properties officeooo:rsid="00340f3c"/>
    </style:style>
    <style:style style:name="T302" style:family="text">
      <style:text-properties officeooo:rsid="00350715"/>
    </style:style>
    <style:style style:name="T303" style:family="text">
      <style:text-properties officeooo:rsid="0037ce57"/>
    </style:style>
    <style:style style:name="T304" style:family="text">
      <style:text-properties officeooo:rsid="003a5645"/>
    </style:style>
    <style:style style:name="T305" style:family="text">
      <style:text-properties officeooo:rsid="003c29b2"/>
    </style:style>
    <style:style style:name="T306" style:family="text">
      <style:text-properties officeooo:rsid="003e68df"/>
    </style:style>
    <style:style style:name="T307" style:family="text">
      <style:text-properties officeooo:rsid="00439f73"/>
    </style:style>
    <style:style style:name="T308" style:family="text">
      <style:text-properties officeooo:rsid="004cdc3c"/>
    </style:style>
    <style:style style:name="T309" style:family="text">
      <style:text-properties officeooo:rsid="004d38ad"/>
    </style:style>
    <style:style style:name="T310" style:family="text">
      <style:text-properties officeooo:rsid="00521871"/>
    </style:style>
    <style:style style:name="T311" style:family="text">
      <style:text-properties officeooo:rsid="00565a4a"/>
    </style:style>
    <style:style style:name="T312" style:family="text">
      <style:text-properties officeooo:rsid="0057b4fc"/>
    </style:style>
    <style:style style:name="T313" style:family="text">
      <style:text-properties style:font-weight-asian="bold" style:font-weight-complex="bold"/>
    </style:style>
    <style:style style:name="T314" style:family="text">
      <style:text-properties officeooo:rsid="005fdf30" style:font-weight-asian="bold" style:font-weight-complex="bold"/>
    </style:style>
    <style:style style:name="T315" style:family="text">
      <style:text-properties officeooo:rsid="004e98d7"/>
    </style:style>
    <style:style style:name="T316" style:family="text">
      <style:text-properties officeooo:rsid="006129dd"/>
    </style:style>
    <style:style style:name="T317" style:family="text">
      <style:text-properties officeooo:rsid="00655b03"/>
    </style:style>
    <style:style style:name="T318" style:family="text">
      <style:text-properties officeooo:rsid="0066a86f"/>
    </style:style>
    <style:style style:name="T319" style:family="text">
      <style:text-properties officeooo:rsid="006973e8"/>
    </style:style>
    <style:style style:name="T320" style:family="text">
      <style:text-properties style:font-name="Liberation Mono" fo:font-size="10pt" style:font-size-asian="10pt" style:font-size-complex="10pt"/>
    </style:style>
    <style:style style:name="T321" style:family="text">
      <style:text-properties officeooo:rsid="00804fd0"/>
    </style:style>
    <style:style style:name="T322" style:family="text">
      <style:text-properties officeooo:rsid="00809cd2"/>
    </style:style>
    <style:style style:name="T323" style:family="text">
      <style:text-properties officeooo:rsid="00b3093f"/>
    </style:style>
    <style:style style:name="T324" style:family="text">
      <style:text-properties officeooo:rsid="0080db45"/>
    </style:style>
    <style:style style:name="T325" style:family="text">
      <style:text-properties officeooo:rsid="00826d59"/>
    </style:style>
    <style:style style:name="T326" style:family="text">
      <style:text-properties officeooo:rsid="008315fe"/>
    </style:style>
    <style:style style:name="T327" style:family="text">
      <style:text-properties officeooo:rsid="008403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61"><text:span text:style-name="T8">-</text:span><text:span text:style-name="T9">&gt; </text:span><text:span text:style-name="T8">// </text:span>- single line comments</text:p>
      <text:p text:style-name="P61"><text:span text:style-name="T8">-</text:span><text:span text:style-name="T9">&gt; </text:span><text:span text:style-name="T8">/*</text:span><text:span text:style-name="T7"> … </text:span><text:span text:style-name="T8">*/</text:span><text:span text:style-name="T7"> </text:span>- multiple line comments </text:p>
      <text:p text:style-name="P61"><text:span text:style-name="T8">-</text:span><text:span text:style-name="T11">&gt; int main() {... </text:span><text:span text:style-name="T12">return 0;</text:span><text:span text:style-name="T11">} </text:span><text:span text:style-name="T106">- starting point of program execution.</text:span></text:p>
      <text:p text:style-name="P4"><text:span text:style-name="T10">-&gt; sizeof() </text:span><text:span text:style-name="T1">- </text:span>Yields the size in bytes of the object representation of type</text:p>
      <text:p text:style-name="Preformatted_20_Text"><text:tab/><text:span text:style-name="T114">sizeof(int)<text:tab/></text:span><text:span text:style-name="T199"><text:tab/><text:tab/><text:tab/><text:tab/><text:tab/><text:tab/><text:tab/><text:tab/># out: 4</text:span></text:p>
      <text:p text:style-name="Preformatted_20_Text"><text:span text:style-name="T8">-</text:span><text:span text:style-name="T13">&gt; using namespace …;</text:span><text:span text:style-name="T107"> - defining namespace</text:span></text:p>
      <text:p text:style-name="Preformatted_20_Text"><text:tab/><text:span text:style-name="T113">using namespace std;</text:span></text:p>
      <text:p text:style-name="P10"><text:span text:style-name="T13">-</text:span><text:span text:style-name="T14">&gt; using …;</text:span><text:span text:style-name="T145"> - enable to specify only what you need</text:span></text:p>
      <text:p text:style-name="Preformatted_20_Text"><text:span text:style-name="T212"><text:tab/></text:span><text:span text:style-name="T115">using std::cin;</text:span></text:p>
      <text:p text:style-name="Preformatted_20_Text"><text:span text:style-name="T8">-</text:span><text:span text:style-name="T15">&gt; </text:span><text:span text:style-name="T64">&lt;&lt;</text:span><text:span text:style-name="T15"> </text:span><text:span text:style-name="T146">- insertion operator</text:span></text:p>
      <text:p text:style-name="Preformatted_20_Text"><text:span text:style-name="T8">-</text:span><text:span text:style-name="T15">&gt; &gt;&gt;</text:span><text:span text:style-name="T146"> - extraction operator</text:span></text:p>
      <text:p text:style-name="Preformatted_20_Text"><text:span text:style-name="T8">-</text:span><text:span text:style-name="T22">&gt; const</text:span><text:span text:style-name="T290"> – declare constant variable, function</text:span></text:p>
      <text:p text:style-name="Preformatted_20_Text"><text:tab/><text:span text:style-name="T112">const int months_in_year {12};</text:span></text:p>
      <text:p text:style-name="P63"><text:span text:style-name="T49">-</text:span><text:span text:style-name="T50">&gt; </text:span><text:span text:style-name="T51">static_cast&lt;data_type&gt;(variable)</text:span><text:span text:style-name="T293"> - </text:span>e<text:span text:style-name="T293">xplicit type casting</text:span></text:p>
      <text:p text:style-name="P63"><text:tab/><text:span text:style-name="T108">num3 = </text:span><text:span text:style-name="T109">static_cast&lt;double&gt;(num1)</text:span><text:span text:style-name="T108"> / num2</text:span></text:p>
      <text:p text:style-name="P59"><text:span text:style-name="T8">-</text:span><text:span text:style-name="T26">&gt; !, &amp;&amp;, ||</text:span><text:span text:style-name="T299"> - logical operators: not, and, or</text:span></text:p>
      <text:p text:style-name="P11"><text:tab/><text:span text:style-name="T129">w</text:span><text:span text:style-name="T130">ithin_bounds = (num &gt; lower &amp;&amp; num &lt; upper)</text:span><text:span text:style-name="T166"> -</text:span><text:span text:style-name="T167"> important parenthesis </text:span><text:span text:style-name="T168">for <text:tab/><text:tab/>logical expressions</text:span></text:p>
      <text:p text:style-name="P11"><text:span text:style-name="T72">-</text:span><text:span text:style-name="T74">&gt; if, else if, else</text:span><text:span text:style-name="T170"> – conditionals</text:span></text:p>
      <text:p text:style-name="P31"><text:tab/>if (expr) {...;}</text:p>
      <text:p text:style-name="P31"><text:tab/>else if (expr) {...;}</text:p>
      <text:p text:style-name="P32"><text:tab/>else {...;}</text:p>
      <text:p text:style-name="P13"><text:span text:style-name="T67">-</text:span><text:span text:style-name="T76">&gt; </text:span><text:span text:style-name="T77">(cond_expr) ? expr1 : expr2</text:span><text:span text:style-name="T172"> - </text:span><text:span text:style-name="T173">short form of ‘if’ statement</text:span></text:p>
      <text:p text:style-name="P28"><text:span text:style-name="T173"><text:tab/></text:span><text:span text:style-name="T172">cout &lt;&lt; num &lt;&lt; " is " &lt;&lt; ( (num %2 ==0) ? "even" : "odd" <text:s/>) &lt;&lt; endl;</text:span></text:p>
      <text:p text:style-name="P12"><text:span text:style-name="T72">-</text:span><text:span text:style-name="T75">&gt; switch </text:span><text:span text:style-name="T153">–</text:span><text:span text:style-name="T171"> used for multiply if statements</text:span></text:p>
      <text:p text:style-name="P49"><text:span text:style-name="T5"><text:tab/>switch</text:span>(expression) {</text:p>
      <text:p text:style-name="P50"><text:tab/> <text:s text:c="2"/><text:tab/><text:span text:style-name="T5">case</text:span> constant-expression:</text:p>
      <text:p text:style-name="P50"><text:s text:c="6"/><text:tab/><text:tab/>statement(s);</text:p>
      <text:p text:style-name="P50"><text:s text:c="6"/><text:tab/><text:tab/><text:span text:style-name="T5">break</text:span>; <text:tab/>//optional</text:p>
      <text:p text:style-name="P50"><text:s text:c="3"/><text:tab/><text:tab/>// you can have any number of case statements.</text:p>
      <text:p text:style-name="P50"><text:s text:c="3"/><text:tab/><text:tab/><text:span text:style-name="T5">default</text:span>: <text:tab/><text:tab/>//Optional</text:p>
      <text:p text:style-name="P50"><text:s text:c="6"/><text:tab/><text:tab/>statement(s);<text:tab/>}</text:p>
      <text:p text:style-name="P12"><text:span text:style-name="T72">-</text:span><text:span text:style-name="T73">&gt; for (int i = 0; i &lt; n; i++){...;}</text:span><text:span text:style-name="T169"> - basic for loop</text:span></text:p>
      <text:p text:style-name="P51"><text:tab/>for (int i {1}<text:span text:style-name="T5">,</text:span> j {5} ; i &lt;= 5; ++i<text:span text:style-name="T5">,</text:span> ++j) {</text:p>
      <text:p text:style-name="P51"><text:tab/><text:tab/>cout &lt;&lt; i &lt;&lt; “ * “ &lt;&lt; j &lt;&lt; “ : “ &lt;&lt; (i * j) &lt;&lt; endl;</text:p>
      <text:p text:style-name="P53"><text:tab/>}</text:p>
      <text:p text:style-name="P36"><text:span text:style-name="T78">-</text:span><text:span text:style-name="T79">&gt; </text:span><text:span text:style-name="T80">for (var_type var_name: sequence) {...;</text:span><text:span text:style-name="T65">}</text:span><text:span text:style-name="T147"> - range-based for loops</text:span></text:p>
      <text:p text:style-name="P29"><text:span text:style-name="T147"><text:tab/></text:span><text:span text:style-name="T148">for (</text:span><text:span text:style-name="T151">auto</text:span><text:span text:style-name="T149">/</text:span><text:span text:style-name="T152">int</text:span><text:span text:style-name="T148"> score : scores) </text:span></text:p>
      <text:p text:style-name="P35"><text:tab/><text:tab/>cout &lt;&lt; score &lt;&lt; endl;</text:p>
      <text:p text:style-name="P37"><text:span text:style-name="T78">-</text:span><text:span text:style-name="T81">&gt; </text:span><text:span text:style-name="T82">while (expression) {...;</text:span><text:span text:style-name="T81">}</text:span><text:span text:style-name="T189"> </text:span><text:span text:style-name="T255">- basic while loop</text:span></text:p>
      <text:p text:style-name="P37"><text:span text:style-name="T81">-&gt; </text:span><text:span text:style-name="T83">do {...;</text:span><text:span text:style-name="T81">} while (expression);</text:span><text:span text:style-name="T255"> - basic do-while loop</text:span></text:p>
      <text:p text:style-name="P30"><text:span text:style-name="T166"><text:tab/></text:span><text:span text:style-name="T174">int number {};</text:span></text:p>
      <text:p text:style-name="P52"><text:tab/><text:tab/>do {</text:p>
      <text:p text:style-name="P52"><text:tab/><text:tab/><text:tab/>cout &lt;&lt; “Enter an integer between 1 and 5: “;</text:p>
      <text:p text:style-name="P52"><text:tab/><text:tab/><text:tab/>cin &gt;&gt; number;</text:p>
      <text:p text:style-name="P33"><text:tab/><text:tab/>} while (number &lt;= 1 || number &gt;= 5);</text:p>
      <text:p text:style-name="P14"><text:span text:style-name="T8">-</text:span><text:span text:style-name="T28">&gt; abs()</text:span><text:span text:style-name="T302"> - return absolute value</text:span></text:p>
      <text:p text:style-name="P14"><text:tab/><text:span text:style-name="T141">int n = std::abs(-10);</text:span></text:p>
      <text:p text:style-name="P14"><text:span text:style-name="T8">-</text:span><text:span text:style-name="T32">&gt; (int)c / (char)n </text:span><text:span text:style-name="T306">– conversion betwee</text:span><text:span text:style-name="T182">n int and char </text:span><text:span text:style-name="T183">for letters eg. ‘a’</text:span></text:p>
      <text:p text:style-name="P81"><text:tab/>int n = (int)arr[i] + 1;</text:p>
      <text:p text:style-name="P82"><text:tab/>char c = (char)n;</text:p>
      <text:p text:style-name="P99"><text:span text:style-name="T8">-</text:span><text:span text:style-name="T38">&gt; (int)a – int(‘0’)</text:span><text:span text:style-name="T312"> – conversion from character digits to int (trick), if ‘a’ <text:tab/>is a digit between 0-9</text:span></text:p>
      <text:p text:style-name="P96"><text:span text:style-name="T294">-</text:span><text:span text:style-name="T295">&gt; </text:span><text:span text:style-name="T296">r</text:span><text:span text:style-name="T297">eturn_type</text:span><text:span text:style-name="T296"> function_name(parameters) </text:span><text:span text:style-name="T323">{<text:tab/><text:tab/></text:span><text:span text:style-name="T236">- </text:span><text:span text:style-name="T237">regular function</text:span></text:p>
      <text:p text:style-name="P127"><text:tab/>statements(s);</text:p>
      <text:p text:style-name="P127"><text:tab/>return 0;<text:span text:style-name="T294">}</text:span></text:p>
      <text:p text:style-name="P116"><text:span text:style-name="T78">-</text:span><text:span text:style-name="T86">&gt; </text:span><text:span text:style-name="T87">void function_name(</text:span><text:span text:style-name="T86">parameters</text:span><text:span text:style-name="T87">) {<text:tab/><text:tab/><text:tab/><text:tab/></text:span><text:span text:style-name="T258">- </text:span><text:span text:style-name="T252">void</text:span><text:span text:style-name="T259"> function</text:span></text:p>
      <text:p text:style-name="P127"><text:soft-page-break/><text:tab/>statements(s);</text:p>
      <text:p text:style-name="P127"><text:tab/>return; // optional}</text:p>
      <text:p text:style-name="P128"><text:span text:style-name="T8">-</text:span><text:span text:style-name="T47">&gt; </text:span><text:span text:style-name="T8">int function_name(</text:span><text:span text:style-name="T48">int a</text:span><text:span text:style-name="T8">);</text:span> - <text:span text:style-name="T324">function prototype</text:span></text:p>
      <text:p text:style-name="P104"><text:span text:style-name="T7">-</text:span><text:span text:style-name="T103">&gt; </text:span><text:span text:style-name="T98">void scale_number(int &amp;num);</text:span><text:span text:style-name="T175"> - </text:span><text:span text:style-name="T176">pass by reference</text:span></text:p>
      <text:p text:style-name="P7"><text:span text:style-name="T7">-</text:span><text:span text:style-name="T104">&gt; static </text:span><text:span text:style-name="T326">–</text:span><text:span text:style-name="T208"> variable declared with keyword static preserves its value between <text:tab/>function calls</text:span></text:p>
      <text:p text:style-name="P106"><text:span text:style-name="T208"><text:tab/></text:span><text:span text:style-name="T131">static int value {10};</text:span></text:p>
      <text:p text:style-name="P107"><text:span text:style-name="T7">-</text:span><text:span text:style-name="T105">&gt; inline </text:span><text:span text:style-name="T209">- </text:span><text:span text:style-name="T177">suggest to the compiler to compile </text:span><text:span text:style-name="T178">function</text:span><text:span text:style-name="T177"> ‘inline’</text:span></text:p>
      <text:p text:style-name="P107"><text:tab/><text:span text:style-name="T140">inline</text:span><text:span text:style-name="T132"> int add_number(int a, int b) {...;</text:span><text:span text:style-name="T133">}</text:span><text:tab/></text:p>
      <text:p text:style-name="P7"/>
      <text:p text:style-name="P7">1) variables:</text:p>
      <text:p text:style-name="P16"/>
      <text:p text:style-name="P55"><text:span text:style-name="T18">-</text:span><text:span text:style-name="T19">&gt; </text:span><text:span text:style-name="T18">int age;</text:span><text:span text:style-name="T195"> - uninitiliazed </text:span><text:span text:style-name="T196">(not a good practice)</text:span></text:p>
      <text:p text:style-name="P54"><text:span text:style-name="T19">-&gt; </text:span><text:span text:style-name="T18">int age = 21; </text:span><text:span text:style-name="T195">- C-like initilization</text:span></text:p>
      <text:p text:style-name="P54"><text:span text:style-name="T18">-</text:span><text:span text:style-name="T19">&gt; </text:span><text:span text:style-name="T18">int age (21); </text:span><text:span text:style-name="T195">- Constructor initilization</text:span></text:p>
      <text:p text:style-name="P54"><text:span text:style-name="T18">-</text:span><text:span text:style-name="T19">&gt; </text:span><text:span text:style-name="T18">int age {21}; </text:span><text:span text:style-name="T195">- c++11 list initilization syntax; helps to catch an error, <text:tab/></text:span><text:span text:style-name="T127">recommended</text:span><text:span text:style-name="T195"> <text:tab/></text:span></text:p>
      <text:p text:style-name="P57"><text:span text:style-name="T8">-</text:span><text:span text:style-name="T19">&gt; </text:span><text:span text:style-name="T8">unsigned</text:span><text:span text:style-name="T7">/signed </text:span><text:span text:style-name="T8">short</text:span><text:span text:style-name="T7"> int</text:span> # at least 16 bits</text:p>
      <text:p text:style-name="P57"><text:span text:style-name="T8">-</text:span><text:span text:style-name="T19">&gt; </text:span><text:span text:style-name="T8">unsigned</text:span><text:span text:style-name="T7">/signed </text:span><text:span text:style-name="T8">int</text:span><text:span text:style-name="T7"> </text:span># at least 16 bits</text:p>
      <text:p text:style-name="P57"><text:span text:style-name="T8">-</text:span><text:span text:style-name="T19">&gt; </text:span><text:span text:style-name="T8">unsigned</text:span><text:span text:style-name="T7">/signed </text:span><text:span text:style-name="T8">long</text:span><text:span text:style-name="T7"> int</text:span> # # at least 32 bits</text:p>
      <text:p text:style-name="P57"><text:span text:style-name="T8">-</text:span><text:span text:style-name="T19">&gt; </text:span><text:span text:style-name="T8">unsigned/signed long long int </text:span><text:span text:style-name="T212"># at least 64 bits</text:span></text:p>
      <text:p text:style-name="P56"><text:span text:style-name="T8">-</text:span><text:span text:style-name="T19">&gt; </text:span><text:span text:style-name="T8">float</text:span> – 7 decimal digits</text:p>
      <text:p text:style-name="P55"><text:span text:style-name="T20">-</text:span><text:span text:style-name="T19">&gt; </text:span><text:span text:style-name="T20">double</text:span><text:span text:style-name="T288"> – 15 decimal digits</text:span></text:p>
      <text:p text:style-name="P56"><text:span text:style-name="T8">-</text:span><text:span text:style-name="T19">&gt; </text:span><text:span text:style-name="T8">long double</text:span><text:span text:style-name="T7"> </text:span>– 19 decimal digits</text:p>
      <text:p text:style-name="P56"><text:span text:style-name="T8">-</text:span><text:span text:style-name="T21">&gt; bool </text:span><text:span text:style-name="T289">– true/false</text:span></text:p>
      <text:p text:style-name="Preformatted_20_Text"/>
      <text:p text:style-name="Preformatted_20_Text"/>
      <text:p text:style-name="P8">a) climits:</text:p>
      <text:p text:style-name="P17"/>
      <text:p text:style-name="P19">-<text:span text:style-name="T291">&gt; #include &lt;climits&gt;</text:span></text:p>
      <text:p text:style-name="P17"><text:span text:style-name="T8">-&gt; INT_MIN / INT_MAX </text:span>– minimum, maximum value of variable. Other popular <text:tab/>possibilities: CHAR, SHRT, LONG)</text:p>
      <text:p text:style-name="P24"/>
      <text:p text:style-name="P24"/>
      <text:p text:style-name="P5">a) cmath:</text:p>
      <text:p text:style-name="Preformatted_20_Text"/>
      <text:p text:style-name="P18">-<text:span text:style-name="T303">&gt; #include &lt;cmath&gt;</text:span></text:p>
      <text:p text:style-name="Preformatted_20_Text"><text:span text:style-name="T66">-&gt; pow(val, pow)</text:span><text:span text:style-name="T301"> – raises to a given power</text:span></text:p>
      <text:p text:style-name="Preformatted_20_Text"><text:span text:style-name="T8">-</text:span><text:span text:style-name="T30">&gt; round(val)</text:span><text:span text:style-name="T303"> – rounds to t</text:span><text:span text:style-name="T276">he nearest int value</text:span></text:p>
      <text:p text:style-name="P15"><text:tab/><text:span text:style-name="T110">mean_val = round(mean_val * 100) / 100;</text:span></text:p>
      <text:p text:style-name="P95">-&gt; log2</text:p>
      <text:p text:style-name="P95">-&gt; sqrt</text:p>
      <text:p text:style-name="P95">-&gt; ceil</text:p>
      <text:p text:style-name="P18">-&gt; floor</text:p>
      <text:p text:style-name="P18">-&gt; sin</text:p>
      <text:p text:style-name="P18">-&gt; cos</text:p>
      <text:p text:style-name="P18">-&gt; tan</text:p>
      <text:p text:style-name="Preformatted_20_Text"><text:span text:style-name="T8">-&gt; abs</text:span><text:span text:style-name="T41">() </text:span><text:span text:style-name="T318">- return absolute value from expression</text:span></text:p>
      <text:p text:style-name="Preformatted_20_Text"><text:tab/><text:span text:style-name="T142">std::abs(a-b);</text:span></text:p>
      <text:p text:style-name="Preformatted_20_Text"/>
      <text:p text:style-name="P5">b) iostream:</text:p>
      <text:p text:style-name="P26"/>
      <text:p text:style-name="P21">-<text:span text:style-name="T298">&gt; #include &lt;iostream&gt;</text:span></text:p>
      <text:p text:style-name="Preformatted_20_Text"><text:span text:style-name="T8">-</text:span><text:span text:style-name="T17">&gt;</text:span><text:span text:style-name="T8"> cout</text:span> – <text:span text:style-name="T2">print output to the console</text:span></text:p>
      <text:p text:style-name="Preformatted_20_Text"><text:span text:style-name="T8">-</text:span><text:span text:style-name="T17">&gt;</text:span><text:span text:style-name="T8"> cin </text:span>– <text:span text:style-name="T2">take input from the keyboard</text:span></text:p>
      <text:p text:style-name="Preformatted_20_Text"><text:span text:style-name="T8">-</text:span><text:span text:style-name="T16">&gt; endl </text:span><text:span text:style-name="T184">– insert “\n”</text:span></text:p>
      <text:p text:style-name="Preformatted_20_Text"/>
      <text:p text:style-name="P9">c) iomanip:</text:p>
      <text:p text:style-name="P60"><text:span text:style-name="T8">-</text:span><text:span text:style-name="T25">&gt; </text:span><text:span text:style-name="T8">std::boolalpha</text:span> # will display true/false</text:p>
      <text:p text:style-name="P60"><text:span text:style-name="T8">-</text:span><text:span text:style-name="T25">&gt; </text:span><text:span text:style-name="T8">std::noboolalpha</text:span><text:span text:style-name="T3"> </text:span># will display 1/0</text:p>
      <text:p text:style-name="P25"/>
      <text:p text:style-name="Preformatted_20_Text"/>
      <text:p text:style-name="P5">c) cctype:</text:p>
      <text:p text:style-name="P5"><text:soft-page-break/></text:p>
      <text:p text:style-name="P18">-<text:span text:style-name="T309">&gt; #include &lt;cctype&gt;</text:span></text:p>
      <text:p text:style-name="P94">-&gt; isalnum <text:span text:style-name="T212">- </text:span><text:span text:style-name="T235">c</text:span><text:span text:style-name="T257">hecks if character is alphanumeric</text:span></text:p>
      <text:p text:style-name="Preformatted_20_Text"><text:span text:style-name="T8">-&gt; isalpha </text:span><text:span text:style-name="T212">- </text:span><text:span text:style-name="T232">ch</text:span><text:span text:style-name="T283">ecks whether </text:span><text:span text:style-name="T287">c</text:span><text:span text:style-name="T283"> is an alphabetic letter</text:span></text:p>
      <text:p text:style-name="P87"><text:span text:style-name="T205"><text:tab/>std::isalpha(str[i]))</text:span></text:p>
      <text:p text:style-name="P97">-&gt; isdigit –<text:span text:style-name="T212"> </text:span><text:span text:style-name="T221">checking if char is a digit, return bool</text:span></text:p>
      <text:p text:style-name="P18"><text:span text:style-name="T154">-&gt; islower –</text:span><text:span text:style-name="T253"> </text:span><text:span text:style-name="T284">checking if</text:span><text:span text:style-name="T219"> char is lowercase, return bool</text:span></text:p>
      <text:p text:style-name="P94">-&gt; ispunct <text:span text:style-name="T212">- </text:span><text:span text:style-name="T235">c</text:span><text:span text:style-name="T257">heck if character is a punctuation character</text:span></text:p>
      <text:p text:style-name="P45"><text:span text:style-name="T8">-&gt; isspace </text:span><text:span text:style-name="T212">-</text:span><text:span text:style-name="T8"> </text:span><text:span text:style-name="T219">checking if char is </text:span><text:span text:style-name="T251">a white-space</text:span><text:span text:style-name="T219">, return bool</text:span></text:p>
      <text:p text:style-name="P94">-&gt; isupper <text:span text:style-name="T212">- </text:span><text:span text:style-name="T235">c</text:span><text:span text:style-name="T253">heck</text:span><text:span text:style-name="T257">s</text:span><text:span text:style-name="T253"> if character is uppercase letter</text:span></text:p>
      <text:p text:style-name="P18">-&gt; tolower –<text:span text:style-name="T212"> </text:span><text:span text:style-name="T218">converts given char to lowercase</text:span></text:p>
      <text:p text:style-name="P18"><text:span text:style-name="T218"><text:tab/></text:span><text:span text:style-name="T117">std::tolower(‘A’)<text:tab/></text:span><text:span text:style-name="T218"><text:tab/><text:tab/><text:tab/><text:tab/><text:tab/><text:tab/><text:tab/># out: ‘a’</text:span></text:p>
      <text:p text:style-name="P98"><text:span text:style-name="T8">-&gt; toupper </text:span><text:span text:style-name="T212">- </text:span><text:span text:style-name="T218">converts given char to </text:span><text:span text:style-name="T248">uppercase</text:span></text:p>
      <text:p text:style-name="Preformatted_20_Text"/>
      <text:p text:style-name="P5">d) string:</text:p>
      <text:p text:style-name="Preformatted_20_Text"/>
      <text:p text:style-name="Preformatted_20_Text">-<text:span text:style-name="T316">&gt; #include &lt;string&gt;</text:span></text:p>
      <text:p text:style-name="Preformatted_20_Text">-<text:span text:style-name="T316">&gt; std::string s1 {s2};<text:tab/>- creating string s1 as a copy of s2</text:span></text:p>
      <text:p text:style-name="P115"><text:span text:style-name="T321">-</text:span><text:span text:style-name="T316">&gt; std::string s1 {s2, </text:span><text:span text:style-name="T321">3</text:span><text:span text:style-name="T316">}; - </text:span><text:span text:style-name="T321">s1 = s2[0:3]</text:span></text:p>
      <text:p text:style-name="P102"><text:span text:style-name="T159">-</text:span><text:span text:style-name="T160">&gt; std::string s1 {s2, </text:span><text:span text:style-name="T161">1, 2</text:span><text:span text:style-name="T160">}; - </text:span><text:span text:style-name="T159">s1 = s2[</text:span><text:span text:style-name="T161">1</text:span><text:span text:style-name="T159">:3]</text:span></text:p>
      <text:p text:style-name="Preformatted_20_Text">-<text:span text:style-name="T316">&gt; std::string s1 = s2.substr(3, 2); - creating string as substring of s2</text:span></text:p>
      <text:p text:style-name="P112">-<text:span text:style-name="T8">&gt; at</text:span><text:span text:style-name="T42">() </text:span><text:span text:style-name="T231">- accesses the specified character with bounds checking </text:span></text:p>
      <text:p text:style-name="Preformatted_20_Text"><text:span text:style-name="T8">-&gt; front</text:span><text:span text:style-name="T42">() </text:span><text:span text:style-name="T231">- accesses the first character </text:span></text:p>
      <text:p text:style-name="Preformatted_20_Text"><text:span text:style-name="T8">-&gt; back() </text:span><text:span text:style-name="T278">- </text:span><text:span text:style-name="T211">accesses the </text:span><text:span text:style-name="T277">last</text:span><text:span text:style-name="T211"> character </text:span></text:p>
      <text:p text:style-name="P18">-&gt; empty<text:span text:style-name="T319">() </text:span><text:span text:style-name="T226">- check whether string is empty, return true or false</text:span></text:p>
      <text:p text:style-name="P18">-&gt; length/size<text:span text:style-name="T316">() </text:span><text:span text:style-name="T222">- return size of string</text:span></text:p>
      <text:p text:style-name="P93">-&gt; clear<text:span text:style-name="T317">()</text:span> –<text:span text:style-name="T222"> </text:span><text:span text:style-name="T224">removes content of string object</text:span></text:p>
      <text:p text:style-name="Preformatted_20_Text"><text:span text:style-name="T8">-</text:span><text:span text:style-name="T39">&gt; assign</text:span><text:span text:style-name="T40">()</text:span><text:span text:style-name="T39"> </text:span><text:span text:style-name="T223">- assign characters to a string</text:span></text:p>
      <text:p text:style-name="Preformatted_20_Text"><text:span text:style-name="T223"><text:tab/></text:span><text:span text:style-name="T120">s.assign(4, '=');<text:tab/></text:span><text:span text:style-name="T223"><text:tab/><text:tab/><text:tab/><text:tab/><text:tab/><text:tab/># out: “====”</text:span></text:p>
      <text:p text:style-name="Preformatted_20_Text"><text:span text:style-name="T223"><text:tab/></text:span><text:span text:style-name="T120">std::string const c("Exemplary");</text:span></text:p>
      <text:p text:style-name="Preformatted_20_Text"><text:span text:style-name="T223"><text:tab/></text:span><text:span text:style-name="T120">s.assign(c, 0, c.length()-1);<text:tab/></text:span><text:span text:style-name="T223"><text:tab/><text:tab/><text:tab/><text:tab/># out: "Exemplar"</text:span></text:p>
      <text:p text:style-name="Preformatted_20_Text"><text:span text:style-name="T8">-&gt; insert </text:span><text:span text:style-name="T212">- inserts characters</text:span></text:p>
      <text:p text:style-name="Preformatted_20_Text"><text:span text:style-name="T212"><text:tab/></text:span><text:span text:style-name="T111">s.insert(6, "a"s);</text:span></text:p>
      <text:p text:style-name="P22">-&gt; erase<text:span text:style-name="T158">(size_t pos = 0, size_t len = npos) </text:span><text:span text:style-name="T256">- </text:span><text:span text:style-name="T253">Erases part of the string, <text:tab/>reducing its length.</text:span></text:p>
      <text:p text:style-name="P22"><text:span text:style-name="T128"><text:tab/></text:span><text:span text:style-name="Source_20_Text"><text:span text:style-name="T128">str.erase (10,8);</text:span></text:span></text:p>
      <text:p text:style-name="P22"><text:span text:style-name="Source_20_Text"><text:span text:style-name="T128"><text:tab/>str.erase (str.begin()+5, str.end()-9);</text:span></text:span></text:p>
      <text:p text:style-name="Preformatted_20_Text"><text:span text:style-name="T8">-&gt; push_back –</text:span><text:span text:style-name="T212"> </text:span><text:span text:style-name="T227">append </text:span><text:span text:style-name="T249">character</text:span><text:span text:style-name="T227"> to </text:span><text:span text:style-name="T228">the end of</text:span><text:span text:style-name="T227"> string</text:span></text:p>
      <text:p text:style-name="Preformatted_20_Text"><text:span text:style-name="T8">-&gt; pop_back() </text:span><text:span text:style-name="T212">- removes the last character, </text:span><text:span text:style-name="T234">return none value</text:span><text:span text:style-name="T212"> </text:span></text:p>
      <text:p text:style-name="Preformatted_20_Text"><text:span text:style-name="T8">-&gt; append</text:span><text:span text:style-name="T44">(str) </text:span><text:span text:style-name="T230">-</text:span><text:span text:style-name="T285"> appends characters to the end</text:span></text:p>
      <text:p text:style-name="P87"><text:span text:style-name="T204"><text:tab/>str.append("-inator ");</text:span></text:p>
      <text:p text:style-name="P18">-&gt; compare</text:p>
      <text:p text:style-name="P111"><text:span text:style-name="T8">-&gt; replace</text:span><text:span text:style-name="T46">(size_type pos, size_type count, const basic_string&amp; str)</text:span><text:span text:style-name="T8"> </text:span><text:span text:style-name="T212">- replaces <text:tab/>specified portion of a string</text:span></text:p>
      <text:p text:style-name="P89"><text:span text:style-name="T198"><text:tab/>str.replace(10, 5, "red");</text:span></text:p>
      <text:p text:style-name="P43"><text:span text:style-name="T8">-&gt; substr</text:span><text:span text:style-name="T34">(</text:span><text:span text:style-name="T84">size_t pos = 0, size_t len = npos)</text:span><text:span text:style-name="T7"> </text:span>- <text:span text:style-name="T154">Returns a newly constructed <text:tab/></text:span><text:span text:style-name="Example"><text:span text:style-name="T154">string</text:span></text:span><text:span text:style-name="T154"> object with its value initialized to a copy of a substring of this <text:tab/>object. The substring is the portion of the object that starts at <text:tab/>character position </text:span><text:span text:style-name="Variable"><text:span text:style-name="T154">pos</text:span></text:span><text:span text:style-name="T154"> and spans </text:span><text:span text:style-name="Variable"><text:span text:style-name="T154">len</text:span></text:span><text:span text:style-name="T154"> characters (or until the end of the <text:tab/>string, whichever comes first).</text:span></text:p>
      <text:p text:style-name="P43"><text:span text:style-name="T137"><text:tab/></text:span><text:span text:style-name="Source_20_Text"><text:span text:style-name="T139">std::string str=</text:span></text:span><text:span text:style-name="User_20_Entry"><text:span text:style-name="T139">"We think in generalities, but we live in details."</text:span></text:span><text:span text:style-name="Source_20_Text"><text:span text:style-name="T139">;</text:span></text:span></text:p>
      <text:p text:style-name="P43"><text:span text:style-name="Source_20_Text"><text:span text:style-name="T139"><text:tab/>std::string str2 = str.substr (3,5); <text:s text:c="4"/><text:tab/><text:tab/><text:tab/></text:span></text:span><text:span text:style-name="Source_20_Text"><text:span text:style-name="T272"># out:</text:span></text:span><text:span text:style-name="Citation"><text:span text:style-name="T273"> "think"</text:span></text:span></text:p>
      <text:p text:style-name="P43"><text:span text:style-name="T8">-&gt; find</text:span><text:span text:style-name="T34">(substr)</text:span><text:span text:style-name="T8"> </text:span>- <text:span text:style-name="T154">Searches the string for the first occurrence of the sequence <text:tab/>specified by </text:span><text:span text:style-name="T156">i</text:span><text:span text:style-name="T154">ts arguments, </text:span><text:span text:style-name="T157">return size_t or std::string::npos</text:span></text:p>
      <text:p text:style-name="P43"><text:span text:style-name="T157"><text:tab/></text:span><text:span text:style-name="Source_20_Text"><text:span text:style-name="T138">std::size_t found = str.find(str2);</text:span></text:span></text:p>
      <text:p text:style-name="P43"><text:span text:style-name="T8">-</text:span><text:span text:style-name="T45">&gt; find_last_of() </text:span><text:span text:style-name="T233">- finds the last character equal to one of characters in the <text:tab/>given character sequence</text:span><text:span text:style-name="T242">.</text:span></text:p>
      <text:p text:style-name="P88"><text:span text:style-name="T206"><text:tab/>link.find_last_of("/");</text:span></text:p>
      <text:p text:style-name="P43"><text:span text:style-name="T8">-&gt; rfind </text:span><text:span text:style-name="T253">- </text:span><text:span text:style-name="T246">f</text:span><text:span text:style-name="T253">ind last occurrence of content in string.</text:span></text:p>
      <text:p text:style-name="P44"><text:span text:style-name="T8">-&gt; std::string::npos </text:span><text:span text:style-name="T212">- </text:span><text:span text:style-name="T247">m</text:span><text:span text:style-name="T253">aximum value for size_t.</text:span></text:p>
      <text:p text:style-name="P18">-&gt; stoi –<text:span text:style-name="T212"> </text:span><text:span text:style-name="T225">converts string to integer</text:span></text:p>
      <text:p text:style-name="P18"><text:span text:style-name="T121"><text:tab/>std::stoi(“123”);<text:tab/></text:span><text:span text:style-name="T225"><text:tab/><text:tab/><text:tab/><text:tab/><text:tab/><text:tab/># out: 123</text:span></text:p>
      <text:p text:style-name="P18">-&gt; stol</text:p>
      <text:p text:style-name="P114"><text:span text:style-name="T8">-&gt; stof –</text:span><text:span text:style-name="T212"> </text:span><text:span text:style-name="T225">converts string to </text:span><text:span text:style-name="T250">float</text:span></text:p>
      <text:p text:style-name="P18"><text:soft-page-break/>-&gt; stod</text:p>
      <text:p text:style-name="Preformatted_20_Text"><text:span text:style-name="T8">-&gt; to_string </text:span><text:span text:style-name="T212">- converts an integral or floating point value to </text:span><text:span text:style-name="Source_20_Text"><text:span text:style-name="T212">string</text:span></text:span></text:p>
      <text:p text:style-name="Preformatted_20_Text"><text:span text:style-name="Source_20_Text"><text:span text:style-name="T212"><text:tab/></text:span></text:span><text:span text:style-name="Source_20_Text"><text:span text:style-name="T119">std::to_string(15);</text:span></text:span></text:p>
      <text:p text:style-name="P103"><text:span text:style-name="T8">-&gt; getline</text:span><text:span text:style-name="T85">(std::cin, name, [delimiter]) </text:span><text:span text:style-name="T162">- Get line from stream into string</text:span></text:p>
      <text:p text:style-name="P90"><text:span text:style-name="T162"><text:tab/></text:span><text:span text:style-name="T163">std::</text:span><text:span text:style-name="T164">getline(cin, s1)</text:span></text:p>
      <text:p text:style-name="P91"/>
      <text:p text:style-name="P5">e) iterator:</text:p>
      <text:p text:style-name="Preformatted_20_Text"/>
      <text:p text:style-name="Preformatted_20_Text"><text:span text:style-name="T8">-</text:span><text:span text:style-name="T31">&gt;</text:span><text:span text:style-name="T8"> begin/rbegin</text:span> – <text:span text:style-name="T305">iterator pointing at the first element or first reversed</text:span></text:p>
      <text:p text:style-name="P41"><text:span text:style-name="T8">-</text:span><text:span text:style-name="T31">&gt;</text:span><text:span text:style-name="T8"> end/rend</text:span><text:span text:style-name="T109"> </text:span>- <text:span text:style-name="T305">iterator pointing at the </text:span><text:span text:style-name="T150">last</text:span><text:span text:style-name="T305"> element or last reversed</text:span></text:p>
      <text:p text:style-name="Preformatted_20_Text">-&gt; advance</text:p>
      <text:p text:style-name="Preformatted_20_Text">-&gt; next</text:p>
      <text:p text:style-name="Preformatted_20_Text">-&gt; prev</text:p>
      <text:p text:style-name="Preformatted_20_Text"><text:span text:style-name="T8">-&gt; back_inserter –</text:span> <text:span text:style-name="T311">returns an iterator </text:span>which can be used to add elements to the <text:tab/>end of the container</text:p>
      <text:p text:style-name="P15"><text:tab/><text:span text:style-name="T110">std::copy(arr.begin(), arr.end(), std::back_inserter(sortedArr));</text:span></text:p>
      <text:p text:style-name="Preformatted_20_Text">-&gt; front_inserter</text:p>
      <text:p text:style-name="Preformatted_20_Text"/>
      <text:p text:style-name="P5">f) algorithm</text:p>
      <text:p text:style-name="Preformatted_20_Text"/>
      <text:p text:style-name="Preformatted_20_Text"><text:span text:style-name="T8">-</text:span><text:span text:style-name="T37">&gt; any_of(</text:span><text:span text:style-name="T8">InputIt first, InputIt last, UnaryPredicate p</text:span><text:span text:style-name="T37">)</text:span><text:span text:style-name="T310"> - </text:span>checks if a predicate <text:tab/>is true for any of the elements in a range </text:p>
      <text:p text:style-name="P27"><text:span text:style-name="T181"><text:tab/></text:span><text:span text:style-name="T179">if(std::any_of(temp.begin(), temp.end(), [](int i){return i == 1;}))</text:span></text:p>
      <text:p text:style-name="Preformatted_20_Text"><text:span text:style-name="T8">-</text:span><text:span text:style-name="T35">&gt; copy(</text:span><text:span text:style-name="T8">InputIt first, InputIt last, OutputIt d_first</text:span><text:span text:style-name="T35">) </text:span><text:span text:style-name="T308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27"><text:tab/>std::copy(from_vector.begin(), from_vector.end(), <text:tab/><text:tab/><text:tab/><text:tab/><text:tab/><text:tab/>std::back_inserter(to_vector));</text:p>
      <text:p text:style-name="P38"><text:span text:style-name="T8">-</text:span><text:span text:style-name="T27">&gt;</text:span><text:span text:style-name="T8"> </text:span><text:span text:style-name="T27">count(InputIt first, InputIt last, const T &amp;value)</text:span><text:span text:style-name="T300"> - </text:span>Returns the number of <text:span text:style-name="T294"><text:tab/>elements in the range </text:span><text:span text:style-name="Source_20_Text"><text:span text:style-name="T294">[first, last) </text:span></text:span><text:span text:style-name="T294">satisfying <text:tab/>specific criteria.</text:span></text:p>
      <text:p text:style-name="P2"><text:tab/><text:span text:style-name="T110">total += std::count(t.begin(), t.end(), 1)</text:span></text:p>
      <text:p text:style-name="P42"><text:span text:style-name="T49">-</text:span><text:span text:style-name="T57">&gt; includes(</text:span><text:span text:style-name="T36">InputIt1 first1, InputIt1 last1, </text:span><text:span text:style-name="T8">InputIt2 first2, InputIt2 last2</text:span><text:span text:style-name="T36">) </text:span><text:span text:style-name="T203">- <text:tab/>Returns true if the sorted range </text:span><text:span text:style-name="Source_20_Text"><text:span text:style-name="T203">[first2, last2)</text:span></text:span><text:span text:style-name="T203"> is a subsequence of the <text:tab/>sorted range </text:span><text:span text:style-name="Source_20_Text"><text:span text:style-name="T203">[first1, last1)</text:span></text:span><text:span text:style-name="T203">.</text:span></text:p>
      <text:p text:style-name="P34"><text:tab/>std::includes(arr2.begin(), arr2.end(), arr1.begin(), arr1.end());</text:p>
      <text:p text:style-name="P46"><text:span text:style-name="T49">-</text:span><text:span text:style-name="T58">&gt; find</text:span><text:span text:style-name="T59">(InputIt first, InputIt last, const T &amp;value) –</text:span><text:span text:style-name="T240"> </text:span><text:span text:style-name="T241">returns i</text:span><text:span text:style-name="T220">terator to the <text:tab/>first element satisfying the condition or </text:span><text:span text:style-name="Source_20_Text"><text:span text:style-name="T220">last</text:span></text:span><text:span text:style-name="T220"> if no such element is <text:tab/>found. </text:span></text:p>
      <text:p text:style-name="P46"><text:span text:style-name="T220"><text:tab/></text:span><text:span text:style-name="T118">auto result1 = std::find(std::begin(v), std::end(v), n1);</text:span></text:p>
      <text:p text:style-name="P113"><text:span text:style-name="T49">-</text:span><text:span text:style-name="T62">&gt; for_each(InputIt first, InputIt last, UnaryFunction f) </text:span><text:span text:style-name="T243">- applies a function <text:tab/>to a range of elements.</text:span></text:p>
      <text:p text:style-name="P101"><text:span text:style-name="T207"><text:tab/></text:span><text:span text:style-name="T123">std::for_each(str1.begin(), str1.end(),[](char&amp; c)</text:span><text:span text:style-name="T110">{c= std::tolower(c);});</text:span></text:p>
      <text:p text:style-name="P47"><text:span text:style-name="T49">-</text:span><text:span text:style-name="T52">&gt; </text:span><text:span text:style-name="T88">max_element</text:span><text:span text:style-name="T52">(</text:span><text:span text:style-name="T59">InputIt first, InputIt last</text:span><text:span text:style-name="T52">) –</text:span><text:span text:style-name="T238"> </text:span><text:span text:style-name="T260">returns an iterator to max element <text:tab/>in a container</text:span></text:p>
      <text:p text:style-name="P47"><text:span text:style-name="T238"><text:tab/></text:span><text:span text:style-name="T126">auto it = </text:span><text:span text:style-name="T125">std::</text:span><text:span text:style-name="T134">max_element</text:span><text:span text:style-name="T125">(arr.begin(), arr.end());</text:span></text:p>
      <text:p text:style-name="P108"><text:span text:style-name="T49">-</text:span><text:span text:style-name="T61">&gt; remove(</text:span><text:span text:style-name="T43">ForwardIt first, ForwardIt last, const T&amp; value) </text:span><text:span text:style-name="T229">- Removes all <text:tab/>elements satisfying specific criteria from the range </text:span><text:span text:style-name="Source_20_Text"><text:span text:style-name="T229">[first, last)</text:span></text:span><text:span text:style-name="T229"> and <text:tab/>returns a past-the-end iterator for the new end of the range.</text:span></text:p>
      <text:p text:style-name="P109"><text:span text:style-name="T229"><text:tab/></text:span><text:span text:style-name="T280">Example of </text:span><text:span text:style-name="T281">erase-remove idiom !!!</text:span></text:p>
      <text:p text:style-name="P121"><text:span text:style-name="T279"><text:tab/></text:span><text:span text:style-name="T122">str1.erase(std::remove(str1.begin(), str1.end(), ' '), </text:span><text:span text:style-name="T111">str1.end());</text:span></text:p>
      <text:p text:style-name="P40"><text:span text:style-name="T8">-</text:span><text:span text:style-name="T29">&gt; reverse(</text:span><text:span text:style-name="T27">InputIt first, InputIt last</text:span><text:span text:style-name="T29">) –</text:span><text:span text:style-name="T216"> returns a reversed container</text:span></text:p>
      <text:p text:style-name="P40"><text:span text:style-name="T216"><text:tab/></text:span><text:span text:style-name="T116">std::reverse(arr.begin(), arr.end());</text:span></text:p>
      <text:p text:style-name="P42"><text:span text:style-name="T52">-&gt; </text:span><text:span text:style-name="T53">rotate(</text:span><text:span text:style-name="T33">ForwardIt first, ForwardIt n_first, ForwardIt last)</text:span><text:span text:style-name="T217"> – performs a left </text:span><text:span text:style-name="T268"><text:tab/>rotation on a range of elements</text:span></text:p>
      <text:p text:style-name="P42"><text:span text:style-name="T268"><text:tab/></text:span><text:span text:style-name="T136">std::rotate(arr.begin(), arr.begin() + </text:span><text:span text:style-name="T135">3</text:span><text:span text:style-name="T136">, arr.end());</text:span></text:p>
      <text:p text:style-name="Preformatted_20_Text"><text:span text:style-name="T49">-</text:span><text:span text:style-name="T60">&gt; set_intersection(InputIt1 first1, InputIt1 last1, InputIt2 first2, InputIt2 <text:tab/>last2,</text:span><text:span text:style-name="T89"> OutputIt d_first</text:span><text:span text:style-name="T90">) </text:span><text:span text:style-name="T261">- computes the intersection of two sorted <text:tab/>containers</text:span></text:p>
      <text:p text:style-name="P27"><text:span text:style-name="T180"><text:tab/>std::set_intersection(v1.begin(), v1.end(),</text:span></text:p>
      <text:p text:style-name="P27"><text:s text:c="26"/>v2.begin(), v2.end(),</text:p>
      <text:p text:style-name="P120"><text:s text:c="26"/>std::back_inserter(v_intersection));</text:p>
      <text:p text:style-name="P119"><text:span text:style-name="T49">-</text:span><text:span text:style-name="T57">&gt; sort((RandomIt first, RandomIt last, Compare comp) </text:span><text:span text:style-name="T239">- Sorts the elements in <text:tab/>the range </text:span><text:span text:style-name="Source_20_Text"><text:span text:style-name="T239">[first, last)</text:span></text:span><text:span text:style-name="T239"> in non-descending order. The order of equal <text:tab/>elements is not guaranteed to be preserved. A sequence is sorted with </text:span><text:soft-page-break/><text:span text:style-name="T239"><text:tab/>respect to a comparator </text:span><text:span text:style-name="Source_20_Text"><text:span text:style-name="T239">comp</text:span></text:span><text:span text:style-name="Source_20_Text"><text:span text:style-name="T102">.</text:span></text:span></text:p>
      <text:p text:style-name="Preformatted_20_Text"><text:span text:style-name="Source_20_Text"><text:span text:style-name="T102"><text:tab/></text:span></text:span><text:span text:style-name="Source_20_Text"><text:span text:style-name="T124">std::sort(s.begin(), s.end(), [](int a, int b) {</text:span></text:span><text:span text:style-name="T108">return a &gt; b;});</text:span></text:p>
      <text:p text:style-name="Preformatted_20_Text"><text:span text:style-name="Source_20_Text"><text:span text:style-name="T102"/></text:span></text:p>
      <text:p text:style-name="Preformatted_20_Text"><text:span text:style-name="T49">-</text:span><text:span text:style-name="T54">&gt; transform(</text:span><text:span text:style-name="T8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307">S</text:span><text:span text:style-name="Source_20_Text">td::transform</text:span> <text:span text:style-name="T197">does not guarantee</text:span> in-<text:span text:style-name="T275"><text:tab/>order application of </text:span><text:span text:style-name="Source_20_Text"><text:span text:style-name="T275">unary_op</text:span></text:span><text:span text:style-name="T275"> or </text:span><text:span text:style-name="Source_20_Text"><text:span text:style-name="T275">binary_op</text:span></text:span><text:span text:style-name="T275">. </text:span></text:p>
      <text:p text:style-name="P82"><text:tab/>std::transform(arr.begin(), arr.end(), std::back_inserter(v_str),</text:p>
      <text:p text:style-name="P82"><text:tab/><text:tab/>[](int num) -&gt; std::string {return std::to_string(num);});</text:p>
      <text:p text:style-name="P126"><text:span text:style-name="T49">-</text:span><text:span text:style-name="T63">&gt; unique(ForwardIt first, ForwardIt last) </text:span><text:span text:style-name="T244">- </text:span>removes consecutive duplicate <text:tab/>elements in a range </text:p>
      <text:p text:style-name="P124"><text:tab/><text:span text:style-name="T280">Example of </text:span><text:span text:style-name="T281">erase-remove idiom !!!</text:span></text:p>
      <text:p text:style-name="P124"><text:span text:style-name="T286"><text:tab/></text:span><text:span text:style-name="T137">v.erase(std::unique(v.begin(), v.end()), v.end());</text:span></text:p>
      <text:p text:style-name="P15"/>
      <text:p text:style-name="P15"/>
      <text:p text:style-name="P15">-&gt; sort </text:p>
      <text:p text:style-name="P39">-&gt; remove</text:p>
      <text:p text:style-name="Preformatted_20_Text">-&gt;set_intersection</text:p>
      <text:p text:style-name="Preformatted_20_Text"/>
      <text:p text:style-name="P5">g) vector</text:p>
      <text:p text:style-name="P5"/>
      <text:p text:style-name="P18">-<text:span text:style-name="T291">&gt; #include &lt;vector&gt;</text:span></text:p>
      <text:p text:style-name="P20">-<text:span text:style-name="T292">&gt; std::vector&lt;int&gt; v {10, 0}; </text:span><text:span text:style-name="T213">- l</text:span><text:span text:style-name="T245">ist</text:span><text:span text:style-name="T213"> initialization, out: 2 elements {10, 0}</text:span></text:p>
      <text:p text:style-name="P23"><text:span text:style-name="T8">-</text:span><text:span text:style-name="T23">&gt; std::vector&lt;int&gt; v (10, 0); </text:span><text:span text:style-name="T213">- constructor initialization, out: 10 elements <text:tab/>initialized to 0</text:span></text:p>
      <text:p text:style-name="P75"><text:span text:style-name="T68">-</text:span><text:span text:style-name="T69">&gt; v</text:span><text:span text:style-name="T68">.at(element_index)</text:span><text:span text:style-name="T4"> -</text:span><text:span text:style-name="T155"> method to access a vector element</text:span></text:p>
      <text:p text:style-name="P75"><text:span text:style-name="T68">-</text:span><text:span text:style-name="T69">&gt; v</text:span><text:span text:style-name="T68">.front()</text:span><text:span text:style-name="T185"> -</text:span><text:span text:style-name="T269"> </text:span><text:span text:style-name="T270">r</text:span><text:span text:style-name="T269">eference to the first element in the vector</text:span></text:p>
      <text:p text:style-name="P75"><text:span text:style-name="T68">-</text:span><text:span text:style-name="T69">&gt; v</text:span><text:span text:style-name="T68">.b</text:span><text:span text:style-name="T70">ack</text:span><text:span text:style-name="T68">()</text:span><text:span text:style-name="T188"> </text:span><text:span text:style-name="T185">-</text:span><text:span text:style-name="T269"> </text:span><text:span text:style-name="T270">r</text:span><text:span text:style-name="T269">eference to the l</text:span><text:span text:style-name="T271">ast</text:span><text:span text:style-name="T269"> element in the vector</text:span></text:p>
      <text:p text:style-name="P76"><text:span text:style-name="T274">-</text:span><text:span text:style-name="T71">&gt; </text:span><text:span text:style-name="T68">v.size()</text:span><text:span text:style-name="T4"> </text:span><text:span text:style-name="T254">- return length of the vector as size_type</text:span></text:p>
      <text:p text:style-name="P58"><text:span text:style-name="T8">-</text:span><text:span text:style-name="T24">&gt; </text:span><text:span text:style-name="T8">v.empty()</text:span><text:span text:style-name="T3"> -</text:span><text:span text:style-name="T212"> </text:span><text:span text:style-name="T214">c</text:span><text:span text:style-name="T212">hecks if the container has no elements</text:span></text:p>
      <text:p text:style-name="P58"><text:span text:style-name="T8">-</text:span><text:span text:style-name="T24">&gt; </text:span><text:span text:style-name="T8">v.push_back(element)</text:span><text:span text:style-name="T212"> - add a new element to the end of the list</text:span></text:p>
      <text:p text:style-name="P58"><text:span text:style-name="T8">-</text:span><text:span text:style-name="T24">&gt; </text:span><text:span text:style-name="T8">v.pop_back() -</text:span><text:span text:style-name="T212"> </text:span><text:span text:style-name="T215">r</text:span><text:span text:style-name="T212">emoves the last element in the vector, effectively <text:tab/>reducing <text:tab/>the container size by one</text:span></text:p>
      <text:p text:style-name="P80"><text:span text:style-name="T7">-</text:span><text:span text:style-name="T99">&gt; </text:span><text:span text:style-name="T7">v.clear()</text:span><text:span text:style-name="T212"> - erase all elements from the container.</text:span></text:p>
      <text:p text:style-name="P64"/>
      <text:p text:style-name="P64"/>
      <text:p text:style-name="P73">h) map</text:p>
      <text:p text:style-name="P65"/>
      <text:p text:style-name="P65"/>
      <text:p text:style-name="P66">-&gt; #include &lt;map&gt;</text:p>
      <text:p text:style-name="P77"><text:span text:style-name="T263">-&gt; </text:span><text:span text:style-name="T262">std::map&lt;char, int&gt; </text:span><text:span text:style-name="T263">m </text:span><text:span text:style-name="T262">{}; - </text:span><text:span text:style-name="T263">initialization</text:span></text:p>
      <text:p text:style-name="P70"><text:span text:style-name="T198">-</text:span><text:span text:style-name="T200">&gt; find() - return it to the element, if not found returns m.end() iterator</text:span></text:p>
      <text:p text:style-name="P67"><text:tab/>auto it = m.find(‘l’);</text:p>
      <text:p text:style-name="P78"><text:span text:style-name="T264"><text:tab/></text:span><text:span text:style-name="T265">it.first = ‘l’;</text:span></text:p>
      <text:p text:style-name="P68"><text:tab/>it.second = 1;</text:p>
      <text:p text:style-name="P67"/>
      <text:p text:style-name="P67"/>
      <text:p text:style-name="P71"><text:span text:style-name="T304">i</text:span>) set</text:p>
      <text:p text:style-name="P69"/>
      <text:p text:style-name="P83">-&gt; #include &lt;set&gt;</text:p>
      <text:p text:style-name="P72"><text:span text:style-name="T101">-&gt; </text:span><text:span text:style-name="T100">std::set&lt;char&gt; s;</text:span><text:span text:style-name="T198"> - </text:span><text:span text:style-name="T201">set initialization</text:span></text:p>
      <text:p text:style-name="P79"><text:span text:style-name="T95">-</text:span><text:span text:style-name="T93">&gt; size()</text:span><text:span text:style-name="T96"> </text:span><text:span text:style-name="T267">- returns number of elements;</text:span></text:p>
      <text:p text:style-name="P79"><text:span text:style-name="T266">-</text:span><text:span text:style-name="T92">&gt; insert()</text:span><text:span text:style-name="T266"> - </text:span><text:span text:style-name="T267">insert</text:span><text:span text:style-name="T266"> element to set</text:span></text:p>
      <text:p text:style-name="P62"><text:span text:style-name="T55">-</text:span><text:span text:style-name="T56">&gt; count()</text:span><text:span text:style-name="T210"> - </text:span><text:span text:style-name="T202">returns the number of elements matching specific key </text:span></text:p>
      <text:p text:style-name="P122"/>
      <text:p text:style-name="P74"><text:span text:style-name="T315">j</text:span>) numeric</text:p>
      <text:p text:style-name="P123"/>
      <text:p text:style-name="P84"><text:span text:style-name="T313">-&gt; #include &lt;</text:span><text:span text:style-name="T314">numeric&gt;</text:span></text:p>
      <text:p text:style-name="P48"><text:span text:style-name="T91">-</text:span><text:span text:style-name="T94">&gt; accumulate(</text:span><text:span text:style-name="T8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86"><text:tab/>int product = std::accumulate(v.begin(), v.end(), 1, <text:tab/><text:tab/><text:tab/><text:tab/><text:soft-page-break/><text:tab/><text:tab/>std::multiplies&lt;int&gt;());</text:p>
      <text:p text:style-name="P86"/>
      <text:p text:style-name="P117"/>
      <text:p text:style-name="P118">Page 2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3T18:15:55.350175360</dc:date>
    <meta:editing-duration>PT11H51M20S</meta:editing-duration>
    <meta:editing-cycles>108</meta:editing-cycles>
    <meta:generator>LibreOffice/6.4.3.2$Linux_X86_64 LibreOffice_project/40$Build-2</meta:generator>
    <meta:document-statistic meta:table-count="0" meta:image-count="0" meta:object-count="0" meta:page-count="6" meta:paragraph-count="238" meta:word-count="1808" meta:character-count="11628" meta:non-whitespace-character-count="9742"/>
  </office:meta>
</office:document-meta>
</file>